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70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  <table:table-cell office:value-type="string" calcext:value-type="string">
            <text:p>1 force (N)</text:p>
          </table:table-cell>
          <table:table-cell office:value-type="string" calcext:value-type="string">
            <text:p>2 force (N)</text:p>
          </table:table-cell>
          <table:table-cell office:value-type="string" calcext:value-type="string">
            <text:p>3 force (N)</text:p>
          </table:table-cell>
          <table:table-cell office:value-type="string" calcext:value-type="string">
            <text:p>4 force (N)</text:p>
          </table:table-cell>
          <table:table-cell office:value-type="string" calcext:value-type="string">
            <text:p>5 force (N)</text:p>
          </table:table-cell>
          <table:table-cell office:value-type="string" calcext:value-type="string">
            <text:p>6 force (N)</text:p>
          </table:table-cell>
          <table:table-cell office:value-type="string" calcext:value-type="string">
            <text:p>7 force (N)</text:p>
          </table:table-cell>
          <table:table-cell office:value-type="string" calcext:value-type="string">
            <text:p>8 force (N)</text:p>
          </table:table-cell>
          <table:table-cell office:value-type="string" calcext:value-type="string">
            <text:p>9 force (N)</text:p>
          </table:table-cell>
          <table:table-cell office:value-type="string" calcext:value-type="string">
            <text:p>10 force (N)</text:p>
          </table:table-cell>
          <table:table-cell office:value-type="string" calcext:value-type="string">
            <text:p>11 force (N)</text:p>
          </table:table-cell>
          <table:table-cell office:value-type="string" calcext:value-type="string">
            <text:p>12 force (N)</text:p>
          </table:table-cell>
          <table:table-cell office:value-type="string" calcext:value-type="string">
            <text:p>1 X (world)</text:p>
          </table:table-cell>
          <table:table-cell office:value-type="string" calcext:value-type="string">
            <text:p>1 Y (world)</text:p>
          </table:table-cell>
          <table:table-cell office:value-type="string" calcext:value-type="string">
            <text:p>1 Z (world)</text:p>
          </table:table-cell>
          <table:table-cell office:value-type="string" calcext:value-type="string">
            <text:p>2 X (world)</text:p>
          </table:table-cell>
          <table:table-cell office:value-type="string" calcext:value-type="string">
            <text:p>2 Y (world)</text:p>
          </table:table-cell>
          <table:table-cell office:value-type="string" calcext:value-type="string">
            <text:p>2 Z (world)</text:p>
          </table:table-cell>
          <table:table-cell office:value-type="string" calcext:value-type="string">
            <text:p>3 X (world)</text:p>
          </table:table-cell>
          <table:table-cell office:value-type="string" calcext:value-type="string">
            <text:p>3 Y (world)</text:p>
          </table:table-cell>
          <table:table-cell office:value-type="string" calcext:value-type="string">
            <text:p>3 Z (world)</text:p>
          </table:table-cell>
          <table:table-cell office:value-type="string" calcext:value-type="string">
            <text:p>4 X (world)</text:p>
          </table:table-cell>
          <table:table-cell office:value-type="string" calcext:value-type="string">
            <text:p>4 Y (world)</text:p>
          </table:table-cell>
          <table:table-cell office:value-type="string" calcext:value-type="string">
            <text:p>4 Z (world)</text:p>
          </table:table-cell>
          <table:table-cell office:value-type="string" calcext:value-type="string">
            <text:p>5 X (world)</text:p>
          </table:table-cell>
          <table:table-cell office:value-type="string" calcext:value-type="string">
            <text:p>5 Y (world)</text:p>
          </table:table-cell>
          <table:table-cell office:value-type="string" calcext:value-type="string">
            <text:p>5 Z (world)</text:p>
          </table:table-cell>
          <table:table-cell office:value-type="string" calcext:value-type="string">
            <text:p>6 X (world)</text:p>
          </table:table-cell>
          <table:table-cell office:value-type="string" calcext:value-type="string">
            <text:p>6 Y (world)</text:p>
          </table:table-cell>
          <table:table-cell office:value-type="string" calcext:value-type="string">
            <text:p>6 Z (world)</text:p>
          </table:table-cell>
          <table:table-cell office:value-type="string" calcext:value-type="string">
            <text:p>7 X (world)</text:p>
          </table:table-cell>
          <table:table-cell office:value-type="string" calcext:value-type="string">
            <text:p>7 Y (world)</text:p>
          </table:table-cell>
          <table:table-cell office:value-type="string" calcext:value-type="string">
            <text:p>7 Z (world)</text:p>
          </table:table-cell>
          <table:table-cell office:value-type="string" calcext:value-type="string">
            <text:p>8 X (world)</text:p>
          </table:table-cell>
          <table:table-cell office:value-type="string" calcext:value-type="string">
            <text:p>8 Y (world)</text:p>
          </table:table-cell>
          <table:table-cell office:value-type="string" calcext:value-type="string">
            <text:p>8 Z (world)</text:p>
          </table:table-cell>
          <table:table-cell office:value-type="string" calcext:value-type="string">
            <text:p>9 X (world)</text:p>
          </table:table-cell>
          <table:table-cell office:value-type="string" calcext:value-type="string">
            <text:p>9 Y (world)</text:p>
          </table:table-cell>
          <table:table-cell office:value-type="string" calcext:value-type="string">
            <text:p>9 Z (world)</text:p>
          </table:table-cell>
          <table:table-cell office:value-type="string" calcext:value-type="string">
            <text:p>10 X (world)</text:p>
          </table:table-cell>
          <table:table-cell office:value-type="string" calcext:value-type="string">
            <text:p>10 Y (world)</text:p>
          </table:table-cell>
          <table:table-cell office:value-type="string" calcext:value-type="string">
            <text:p>10 Z (world)</text:p>
          </table:table-cell>
          <table:table-cell office:value-type="string" calcext:value-type="string">
            <text:p>11 X (world)</text:p>
          </table:table-cell>
          <table:table-cell office:value-type="string" calcext:value-type="string">
            <text:p>11 Y (world)</text:p>
          </table:table-cell>
          <table:table-cell office:value-type="string" calcext:value-type="string">
            <text:p>11 Z (world)</text:p>
          </table:table-cell>
          <table:table-cell office:value-type="string" calcext:value-type="string">
            <text:p>12 X (world)</text:p>
          </table:table-cell>
          <table:table-cell office:value-type="string" calcext:value-type="string">
            <text:p>12 Y (world)</text:p>
          </table:table-cell>
          <table:table-cell office:value-type="string" calcext:value-type="string">
            <text:p>12 Z (world)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7-09 13:19:58</text:p>
          </table:table-cell>
          <table:table-cell office:value-type="float" office:value="-0.0001448" calcext:value-type="float">
            <text:p>-0.0001448</text:p>
          </table:table-cell>
          <table:table-cell office:value-type="float" office:value="0.6920955" calcext:value-type="float">
            <text:p>0.6920955</text:p>
          </table:table-cell>
          <table:table-cell office:value-type="float" office:value="0.6919507" calcext:value-type="float">
            <text:p>0.6919507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86339" calcext:value-type="float">
            <text:p>0.0386339</text:p>
          </table:table-cell>
          <table:table-cell office:value-type="float" office:value="10" calcext:value-type="float">
            <text:p>10</text:p>
          </table:table-cell>
          <table:table-cell office:value-type="float" office:value="0.911421775817871" calcext:value-type="float">
            <text:p>0.911421775817871</text:p>
          </table:table-cell>
          <table:table-cell office:value-type="float" office:value="0.233773797750473" calcext:value-type="float">
            <text:p>0.233773797750473</text:p>
          </table:table-cell>
          <table:table-cell office:value-type="float" office:value="0.677647978067398" calcext:value-type="float">
            <text:p>0.677647978067398</text:p>
          </table:table-cell>
          <table:table-cell office:value-type="float" office:value="0.511188820004463" calcext:value-type="float">
            <text:p>0.511188820004463</text:p>
          </table:table-cell>
          <table:table-cell office:value-type="float" office:value="0.285727283644699" calcext:value-type="float">
            <text:p>0.285727283644699</text:p>
          </table:table-cell>
          <table:table-cell office:value-type="float" office:value="0.487311232089996" calcext:value-type="float">
            <text:p>0.487311232089996</text:p>
          </table:table-cell>
          <table:table-cell office:value-type="float" office:value="0.53506640791893" calcext:value-type="float">
            <text:p>0.53506640791893</text:p>
          </table:table-cell>
          <table:table-cell office:value-type="float" office:value="0.0477551758289337" calcext:value-type="float">
            <text:p>0.0477551758289337</text:p>
          </table:table-cell>
          <table:table-cell office:value-type="float" office:value="0.2337738" calcext:value-type="float">
            <text:p>0.2337738</text:p>
          </table:table-cell>
          <table:table-cell office:value-type="float" office:value="0.2613176" calcext:value-type="float">
            <text:p>0.2613176</text:p>
          </table:table-cell>
          <table:table-cell office:value-type="float" office:value="0.29848" calcext:value-type="float">
            <text:p>0.29848</text:p>
          </table:table-cell>
          <table:table-cell office:value-type="float" office:value="0.731563" calcext:value-type="float">
            <text:p>0.731563</text:p>
          </table:table-cell>
          <table:table-cell office:value-type="float" office:value="0.9114218" calcext:value-type="float">
            <text:p>0.9114218</text:p>
          </table:table-cell>
          <table:table-cell office:value-type="float" office:value="0.0191224" calcext:value-type="float">
            <text:p>0.0191224</text:p>
          </table:table-cell>
          <table:table-cell office:value-type="float" office:value="0.2555448" calcext:value-type="float">
            <text:p>0.2555448</text:p>
          </table:table-cell>
          <table:table-cell office:value-type="float" office:value="0.3351176" calcext:value-type="float">
            <text:p>0.3351176</text:p>
          </table:table-cell>
          <table:table-cell office:value-type="float" office:value="0.3920748" calcext:value-type="float">
            <text:p>0.3920748</text:p>
          </table:table-cell>
          <table:table-cell office:value-type="float" office:value="0.79048" calcext:value-type="float">
            <text:p>0.79048</text:p>
          </table:table-cell>
          <table:table-cell office:value-type="float" office:value="0.9021148" calcext:value-type="float">
            <text:p>0.9021148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951955" calcext:value-type="float">
            <text:p>0.6951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951956" calcext:value-type="float">
            <text:p>0.6951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8991" calcext:value-type="float">
            <text:p>0.0218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0991" calcext:value-type="float">
            <text:p>0.0280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342991" calcext:value-type="float">
            <text:p>0.0342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04991" calcext:value-type="float">
            <text:p>0.0404991</text:p>
          </table:table-cell>
          <table:table-cell office:value-type="float" office:value="0.6889955" calcext:value-type="float">
            <text:p>0.6889955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466991" calcext:value-type="float">
            <text:p>0.0466991</text:p>
          </table:table-cell>
          <table:table-cell office:value-type="float" office:value="0.6889956" calcext:value-type="float">
            <text:p>0.6889956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528991" calcext:value-type="float">
            <text:p>0.0528991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0:11</text:p>
          </table:table-cell>
          <table:table-cell office:value-type="float" office:value="-0.0001879" calcext:value-type="float">
            <text:p>-0.0001879</text:p>
          </table:table-cell>
          <table:table-cell office:value-type="float" office:value="0.6930978" calcext:value-type="float">
            <text:p>0.6930978</text:p>
          </table:table-cell>
          <table:table-cell office:value-type="float" office:value="0.6929099" calcext:value-type="float">
            <text:p>0.692909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87278" calcext:value-type="float">
            <text:p>0.0387278</text:p>
          </table:table-cell>
          <table:table-cell office:value-type="float" office:value="10" calcext:value-type="float">
            <text:p>10</text:p>
          </table:table-cell>
          <table:table-cell office:value-type="float" office:value="0.972224771976471" calcext:value-type="float">
            <text:p>0.972224771976471</text:p>
          </table:table-cell>
          <table:table-cell office:value-type="float" office:value="0.2391037940979" calcext:value-type="float">
            <text:p>0.2391037940979</text:p>
          </table:table-cell>
          <table:table-cell office:value-type="float" office:value="0.733120977878571" calcext:value-type="float">
            <text:p>0.733120977878571</text:p>
          </table:table-cell>
          <table:table-cell office:value-type="float" office:value="0.515001812577248" calcext:value-type="float">
            <text:p>0.515001812577248</text:p>
          </table:table-cell>
          <table:table-cell office:value-type="float" office:value="0.294747445204992" calcext:value-type="float">
            <text:p>0.294747445204992</text:p>
          </table:table-cell>
          <table:table-cell office:value-type="float" office:value="0.483785235881805" calcext:value-type="float">
            <text:p>0.483785235881805</text:p>
          </table:table-cell>
          <table:table-cell office:value-type="float" office:value="0.54621838927269" calcext:value-type="float">
            <text:p>0.54621838927269</text:p>
          </table:table-cell>
          <table:table-cell office:value-type="float" office:value="0.0624331533908844" calcext:value-type="float">
            <text:p>0.0624331533908844</text:p>
          </table:table-cell>
          <table:table-cell office:value-type="float" office:value="0.2391038" calcext:value-type="float">
            <text:p>0.2391038</text:p>
          </table:table-cell>
          <table:table-cell office:value-type="float" office:value="0.2613176" calcext:value-type="float">
            <text:p>0.2613176</text:p>
          </table:table-cell>
          <table:table-cell office:value-type="float" office:value="0.29561" calcext:value-type="float">
            <text:p>0.29561</text:p>
          </table:table-cell>
          <table:table-cell office:value-type="float" office:value="0.723363" calcext:value-type="float">
            <text:p>0.723363</text:p>
          </table:table-cell>
          <table:table-cell office:value-type="float" office:value="0.8995318" calcext:value-type="float">
            <text:p>0.8995318</text:p>
          </table:table-cell>
          <table:table-cell office:value-type="float" office:value="0.0199424" calcext:value-type="float">
            <text:p>0.0199424</text:p>
          </table:table-cell>
          <table:table-cell office:value-type="float" office:value="0.2551348" calcext:value-type="float">
            <text:p>0.2551348</text:p>
          </table:table-cell>
          <table:table-cell office:value-type="float" office:value="0.3277376" calcext:value-type="float">
            <text:p>0.3277376</text:p>
          </table:table-cell>
          <table:table-cell office:value-type="float" office:value="0.3883848" calcext:value-type="float">
            <text:p>0.3883848</text:p>
          </table:table-cell>
          <table:table-cell office:value-type="float" office:value="0.78761" calcext:value-type="float">
            <text:p>0.78761</text:p>
          </table:table-cell>
          <table:table-cell office:value-type="float" office:value="0.9722248" calcext:value-type="float">
            <text:p>0.9722248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961977" calcext:value-type="float">
            <text:p>0.6961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961978" calcext:value-type="float">
            <text:p>0.6961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961979" calcext:value-type="float">
            <text:p>0.6961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96198" calcext:value-type="float">
            <text:p>0.6961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1" calcext:value-type="float">
            <text:p>0.0529011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5" calcext:value-type="float">
            <text:p>0.2472025</text:p>
          </table:table-cell>
          <table:table-cell office:value-type="float" office:value="0.0219012" calcext:value-type="float">
            <text:p>0.0219012</text:p>
          </table:table-cell>
          <table:table-cell office:value-type="float" office:value="0.6899977" calcext:value-type="float">
            <text:p>0.6899977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281012" calcext:value-type="float">
            <text:p>0.0281012</text:p>
          </table:table-cell>
          <table:table-cell office:value-type="float" office:value="0.6899978" calcext:value-type="float">
            <text:p>0.689997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343012" calcext:value-type="float">
            <text:p>0.0343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05012" calcext:value-type="float">
            <text:p>0.0405012</text:p>
          </table:table-cell>
          <table:table-cell office:value-type="float" office:value="0.6899979" calcext:value-type="float">
            <text:p>0.6899979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467012" calcext:value-type="float">
            <text:p>0.0467012</text:p>
          </table:table-cell>
          <table:table-cell office:value-type="float" office:value="0.689998" calcext:value-type="float">
            <text:p>0.689998</text:p>
          </table:table-cell>
          <table:table-cell office:value-type="float" office:value="0.2472026" calcext:value-type="float">
            <text:p>0.2472026</text:p>
          </table:table-cell>
          <table:table-cell office:value-type="float" office:value="0.0529012" calcext:value-type="float">
            <text:p>0.0529012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0:23</text:p>
          </table:table-cell>
          <table:table-cell office:value-type="float" office:value="-0.0002481" calcext:value-type="float">
            <text:p>-0.0002481</text:p>
          </table:table-cell>
          <table:table-cell office:value-type="float" office:value="0.694092" calcext:value-type="float">
            <text:p>0.694092</text:p>
          </table:table-cell>
          <table:table-cell office:value-type="float" office:value="0.6938439" calcext:value-type="float">
            <text:p>0.6938439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86269" calcext:value-type="float">
            <text:p>0.0386269</text:p>
          </table:table-cell>
          <table:table-cell office:value-type="float" office:value="10" calcext:value-type="float">
            <text:p>10</text:p>
          </table:table-cell>
          <table:table-cell office:value-type="float" office:value="0.985754787921906" calcext:value-type="float">
            <text:p>0.985754787921906</text:p>
          </table:table-cell>
          <table:table-cell office:value-type="float" office:value="0.243613794445992" calcext:value-type="float">
            <text:p>0.243613794445992</text:p>
          </table:table-cell>
          <table:table-cell office:value-type="float" office:value="0.742140993475914" calcext:value-type="float">
            <text:p>0.742140993475914</text:p>
          </table:table-cell>
          <table:table-cell office:value-type="float" office:value="0.518117816746235" calcext:value-type="float">
            <text:p>0.518117816746235</text:p>
          </table:table-cell>
          <table:table-cell office:value-type="float" office:value="0.292918785375257" calcext:value-type="float">
            <text:p>0.292918785375257</text:p>
          </table:table-cell>
          <table:table-cell office:value-type="float" office:value="0.476651242375374" calcext:value-type="float">
            <text:p>0.476651242375374</text:p>
          </table:table-cell>
          <table:table-cell office:value-type="float" office:value="0.559584391117096" calcext:value-type="float">
            <text:p>0.559584391117096</text:p>
          </table:table-cell>
          <table:table-cell office:value-type="float" office:value="0.0829331487417221" calcext:value-type="float">
            <text:p>0.0829331487417221</text:p>
          </table:table-cell>
          <table:table-cell office:value-type="float" office:value="0.2436138" calcext:value-type="float">
            <text:p>0.2436138</text:p>
          </table:table-cell>
          <table:table-cell office:value-type="float" office:value="0.2584476" calcext:value-type="float">
            <text:p>0.2584476</text:p>
          </table:table-cell>
          <table:table-cell office:value-type="float" office:value="0.28577" calcext:value-type="float">
            <text:p>0.28577</text:p>
          </table:table-cell>
          <table:table-cell office:value-type="float" office:value="0.722953" calcext:value-type="float">
            <text:p>0.722953</text:p>
          </table:table-cell>
          <table:table-cell office:value-type="float" office:value="0.8724718" calcext:value-type="float">
            <text:p>0.8724718</text:p>
          </table:table-cell>
          <table:table-cell office:value-type="float" office:value="0.0199424" calcext:value-type="float">
            <text:p>0.0199424</text:p>
          </table:table-cell>
          <table:table-cell office:value-type="float" office:value="0.2703048" calcext:value-type="float">
            <text:p>0.2703048</text:p>
          </table:table-cell>
          <table:table-cell office:value-type="float" office:value="0.3408576" calcext:value-type="float">
            <text:p>0.3408576</text:p>
          </table:table-cell>
          <table:table-cell office:value-type="float" office:value="0.3969948" calcext:value-type="float">
            <text:p>0.3969948</text:p>
          </table:table-cell>
          <table:table-cell office:value-type="float" office:value="0.80401" calcext:value-type="float">
            <text:p>0.80401</text:p>
          </table:table-cell>
          <table:table-cell office:value-type="float" office:value="0.9857548" calcext:value-type="float">
            <text:p>0.9857548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18996" calcext:value-type="float">
            <text:p>0.0218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280996" calcext:value-type="float">
            <text:p>0.0280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342996" calcext:value-type="float">
            <text:p>0.0342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04996" calcext:value-type="float">
            <text:p>0.0404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466996" calcext:value-type="float">
            <text:p>0.0466996</text:p>
          </table:table-cell>
          <table:table-cell office:value-type="float" office:value="0.697192" calcext:value-type="float">
            <text:p>0.697192</text:p>
          </table:table-cell>
          <table:table-cell office:value-type="float" office:value="0.2472061" calcext:value-type="float">
            <text:p>0.2472061</text:p>
          </table:table-cell>
          <table:table-cell office:value-type="float" office:value="0.0528996" calcext:value-type="float">
            <text:p>0.0528996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18995" calcext:value-type="float">
            <text:p>0.0218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342995" calcext:value-type="float">
            <text:p>0.0342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04995" calcext:value-type="float">
            <text:p>0.0404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466995" calcext:value-type="float">
            <text:p>0.0466995</text:p>
          </table:table-cell>
          <table:table-cell office:value-type="float" office:value="0.690992" calcext:value-type="float">
            <text:p>0.690992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0.0528995" calcext:value-type="float">
            <text:p>0.0528995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0:36</text:p>
          </table:table-cell>
          <table:table-cell office:value-type="float" office:value="-0.0003487" calcext:value-type="float">
            <text:p>-0.0003487</text:p>
          </table:table-cell>
          <table:table-cell office:value-type="float" office:value="0.6950979" calcext:value-type="float">
            <text:p>0.6950979</text:p>
          </table:table-cell>
          <table:table-cell office:value-type="float" office:value="0.6947492" calcext:value-type="float">
            <text:p>0.6947492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81791" calcext:value-type="float">
            <text:p>0.0381791</text:p>
          </table:table-cell>
          <table:table-cell office:value-type="float" office:value="10" calcext:value-type="float">
            <text:p>10</text:p>
          </table:table-cell>
          <table:table-cell office:value-type="float" office:value="0.973864793777466" calcext:value-type="float">
            <text:p>0.973864793777466</text:p>
          </table:table-cell>
          <table:table-cell office:value-type="float" office:value="0.261653810739517" calcext:value-type="float">
            <text:p>0.261653810739517</text:p>
          </table:table-cell>
          <table:table-cell office:value-type="float" office:value="0.712210983037949" calcext:value-type="float">
            <text:p>0.712210983037949</text:p>
          </table:table-cell>
          <table:table-cell office:value-type="float" office:value="0.524677819013596" calcext:value-type="float">
            <text:p>0.524677819013596</text:p>
          </table:table-cell>
          <table:table-cell office:value-type="float" office:value="0.272405163617368" calcext:value-type="float">
            <text:p>0.272405163617368</text:p>
          </table:table-cell>
          <table:table-cell office:value-type="float" office:value="0.465663242340088" calcext:value-type="float">
            <text:p>0.465663242340088</text:p>
          </table:table-cell>
          <table:table-cell office:value-type="float" office:value="0.583692395687103" calcext:value-type="float">
            <text:p>0.583692395687103</text:p>
          </table:table-cell>
          <table:table-cell office:value-type="float" office:value="0.118029153347015" calcext:value-type="float">
            <text:p>0.118029153347015</text:p>
          </table:table-cell>
          <table:table-cell office:value-type="float" office:value="0.2616538" calcext:value-type="float">
            <text:p>0.2616538</text:p>
          </table:table-cell>
          <table:table-cell office:value-type="float" office:value="0.2633676" calcext:value-type="float">
            <text:p>0.2633676</text:p>
          </table:table-cell>
          <table:table-cell office:value-type="float" office:value="0.30176" calcext:value-type="float">
            <text:p>0.30176</text:p>
          </table:table-cell>
          <table:table-cell office:value-type="float" office:value="0.716803" calcext:value-type="float">
            <text:p>0.716803</text:p>
          </table:table-cell>
          <table:table-cell office:value-type="float" office:value="0.7847318" calcext:value-type="float">
            <text:p>0.7847318</text:p>
          </table:table-cell>
          <table:table-cell office:value-type="float" office:value="0.0195324" calcext:value-type="float">
            <text:p>0.0195324</text:p>
          </table:table-cell>
          <table:table-cell office:value-type="float" office:value="0.3092548" calcext:value-type="float">
            <text:p>0.3092548</text:p>
          </table:table-cell>
          <table:table-cell office:value-type="float" office:value="0.3757076" calcext:value-type="float">
            <text:p>0.3757076</text:p>
          </table:table-cell>
          <table:table-cell office:value-type="float" office:value="0.4252848" calcext:value-type="float">
            <text:p>0.4252848</text:p>
          </table:table-cell>
          <table:table-cell office:value-type="float" office:value="0.83435" calcext:value-type="float">
            <text:p>0.83435</text:p>
          </table:table-cell>
          <table:table-cell office:value-type="float" office:value="0.9738648" calcext:value-type="float">
            <text:p>0.9738648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81979" calcext:value-type="float">
            <text:p>0.6981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81978" calcext:value-type="float">
            <text:p>0.6981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18944" calcext:value-type="float">
            <text:p>0.0218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280944" calcext:value-type="float">
            <text:p>0.0280944</text:p>
          </table:table-cell>
          <table:table-cell office:value-type="float" office:value="0.6919979" calcext:value-type="float">
            <text:p>0.6919979</text:p>
          </table:table-cell>
          <table:table-cell office:value-type="float" office:value="0.2472326" calcext:value-type="float">
            <text:p>0.2472326</text:p>
          </table:table-cell>
          <table:table-cell office:value-type="float" office:value="0.0342944" calcext:value-type="float">
            <text:p>0.0342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04944" calcext:value-type="float">
            <text:p>0.0404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466944" calcext:value-type="float">
            <text:p>0.0466944</text:p>
          </table:table-cell>
          <table:table-cell office:value-type="float" office:value="0.6919978" calcext:value-type="float">
            <text:p>0.6919978</text:p>
          </table:table-cell>
          <table:table-cell office:value-type="float" office:value="0.2472325" calcext:value-type="float">
            <text:p>0.2472325</text:p>
          </table:table-cell>
          <table:table-cell office:value-type="float" office:value="0.0528944" calcext:value-type="float">
            <text:p>0.0528944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0:49</text:p>
          </table:table-cell>
          <table:table-cell office:value-type="float" office:value="-0.0007059" calcext:value-type="float">
            <text:p>-0.0007059</text:p>
          </table:table-cell>
          <table:table-cell office:value-type="float" office:value="0.6960968" calcext:value-type="float">
            <text:p>0.6960968</text:p>
          </table:table-cell>
          <table:table-cell office:value-type="float" office:value="0.6953909" calcext:value-type="float">
            <text:p>0.695390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79644" calcext:value-type="float">
            <text:p>0.0379644</text:p>
          </table:table-cell>
          <table:table-cell office:value-type="float" office:value="10" calcext:value-type="float">
            <text:p>10</text:p>
          </table:table-cell>
          <table:table-cell office:value-type="float" office:value="1.02675485610962" calcext:value-type="float">
            <text:p>1.02675485610962</text:p>
          </table:table-cell>
          <table:table-cell office:value-type="float" office:value="0.225163802504539" calcext:value-type="float">
            <text:p>0.225163802504539</text:p>
          </table:table-cell>
          <table:table-cell office:value-type="float" office:value="0.80159105360508" calcext:value-type="float">
            <text:p>0.80159105360508</text:p>
          </table:table-cell>
          <table:table-cell office:value-type="float" office:value="0.51377182751894" calcext:value-type="float">
            <text:p>0.51377182751894</text:p>
          </table:table-cell>
          <table:table-cell office:value-type="float" office:value="0.278199375576385" calcext:value-type="float">
            <text:p>0.278199375576385</text:p>
          </table:table-cell>
          <table:table-cell office:value-type="float" office:value="0.396783247590065" calcext:value-type="float">
            <text:p>0.396783247590065</text:p>
          </table:table-cell>
          <table:table-cell office:value-type="float" office:value="0.630760407447815" calcext:value-type="float">
            <text:p>0.630760407447815</text:p>
          </table:table-cell>
          <table:table-cell office:value-type="float" office:value="0.23397715985775" calcext:value-type="float">
            <text:p>0.23397715985775</text:p>
          </table:table-cell>
          <table:table-cell office:value-type="float" office:value="0.2251638" calcext:value-type="float">
            <text:p>0.2251638</text:p>
          </table:table-cell>
          <table:table-cell office:value-type="float" office:value="0.2551676" calcext:value-type="float">
            <text:p>0.2551676</text:p>
          </table:table-cell>
          <table:table-cell office:value-type="float" office:value="0.27798" calcext:value-type="float">
            <text:p>0.27798</text:p>
          </table:table-cell>
          <table:table-cell office:value-type="float" office:value="0.596673" calcext:value-type="float">
            <text:p>0.596673</text:p>
          </table:table-cell>
          <table:table-cell office:value-type="float" office:value="0.6289318" calcext:value-type="float">
            <text:p>0.6289318</text:p>
          </table:table-cell>
          <table:table-cell office:value-type="float" office:value="0.0191224" calcext:value-type="float">
            <text:p>0.0191224</text:p>
          </table:table-cell>
          <table:table-cell office:value-type="float" office:value="0.3379548" calcext:value-type="float">
            <text:p>0.3379548</text:p>
          </table:table-cell>
          <table:table-cell office:value-type="float" office:value="0.4097376" calcext:value-type="float">
            <text:p>0.4097376</text:p>
          </table:table-cell>
          <table:table-cell office:value-type="float" office:value="0.4617748" calcext:value-type="float">
            <text:p>0.4617748</text:p>
          </table:table-cell>
          <table:table-cell office:value-type="float" office:value="0.91758" calcext:value-type="float">
            <text:p>0.91758</text:p>
          </table:table-cell>
          <table:table-cell office:value-type="float" office:value="1.0267549" calcext:value-type="float">
            <text:p>1.0267549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3" calcext:value-type="float">
            <text:p>0.2472043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91968" calcext:value-type="float">
            <text:p>0.6991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91969" calcext:value-type="float">
            <text:p>0.6991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19025" calcext:value-type="float">
            <text:p>0.0219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281025" calcext:value-type="float">
            <text:p>0.0281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343025" calcext:value-type="float">
            <text:p>0.0343025</text:p>
          </table:table-cell>
          <table:table-cell office:value-type="float" office:value="0.6929968" calcext:value-type="float">
            <text:p>0.6929968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05025" calcext:value-type="float">
            <text:p>0.0405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467025" calcext:value-type="float">
            <text:p>0.0467025</text:p>
          </table:table-cell>
          <table:table-cell office:value-type="float" office:value="0.6929969" calcext:value-type="float">
            <text:p>0.6929969</text:p>
          </table:table-cell>
          <table:table-cell office:value-type="float" office:value="0.2472042" calcext:value-type="float">
            <text:p>0.2472042</text:p>
          </table:table-cell>
          <table:table-cell office:value-type="float" office:value="0.0529025" calcext:value-type="float">
            <text:p>0.0529025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1:02</text:p>
          </table:table-cell>
          <table:table-cell office:value-type="float" office:value="-0.0010965" calcext:value-type="float">
            <text:p>-0.0010965</text:p>
          </table:table-cell>
          <table:table-cell office:value-type="float" office:value="0.6970985" calcext:value-type="float">
            <text:p>0.6970985</text:p>
          </table:table-cell>
          <table:table-cell office:value-type="float" office:value="0.696002" calcext:value-type="float">
            <text:p>0.696002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77347" calcext:value-type="float">
            <text:p>0.0377347</text:p>
          </table:table-cell>
          <table:table-cell office:value-type="float" office:value="10" calcext:value-type="float">
            <text:p>10</text:p>
          </table:table-cell>
          <table:table-cell office:value-type="float" office:value="1.08784484863281" calcext:value-type="float">
            <text:p>1.08784484863281</text:p>
          </table:table-cell>
          <table:table-cell office:value-type="float" office:value="0.19400380551815" calcext:value-type="float">
            <text:p>0.19400380551815</text:p>
          </table:table-cell>
          <table:table-cell office:value-type="float" office:value="0.893841043114662" calcext:value-type="float">
            <text:p>0.893841043114662</text:p>
          </table:table-cell>
          <table:table-cell office:value-type="float" office:value="0.501266826689243" calcext:value-type="float">
            <text:p>0.501266826689243</text:p>
          </table:table-cell>
          <table:table-cell office:value-type="float" office:value="0.307273704714374" calcext:value-type="float">
            <text:p>0.307273704714374</text:p>
          </table:table-cell>
          <table:table-cell office:value-type="float" office:value="0.323967245221138" calcext:value-type="float">
            <text:p>0.323967245221138</text:p>
          </table:table-cell>
          <table:table-cell office:value-type="float" office:value="0.678566408157349" calcext:value-type="float">
            <text:p>0.678566408157349</text:p>
          </table:table-cell>
          <table:table-cell office:value-type="float" office:value="0.354599162936211" calcext:value-type="float">
            <text:p>0.354599162936211</text:p>
          </table:table-cell>
          <table:table-cell office:value-type="float" office:value="0.1940038" calcext:value-type="float">
            <text:p>0.1940038</text:p>
          </table:table-cell>
          <table:table-cell office:value-type="float" office:value="0.2551676" calcext:value-type="float">
            <text:p>0.2551676</text:p>
          </table:table-cell>
          <table:table-cell office:value-type="float" office:value="0.25502" calcext:value-type="float">
            <text:p>0.25502</text:p>
          </table:table-cell>
          <table:table-cell office:value-type="float" office:value="0.451943" calcext:value-type="float">
            <text:p>0.451943</text:p>
          </table:table-cell>
          <table:table-cell office:value-type="float" office:value="0.4637018" calcext:value-type="float">
            <text:p>0.4637018</text:p>
          </table:table-cell>
          <table:table-cell office:value-type="float" office:value="0.0183024" calcext:value-type="float">
            <text:p>0.0183024</text:p>
          </table:table-cell>
          <table:table-cell office:value-type="float" office:value="0.3568148" calcext:value-type="float">
            <text:p>0.3568148</text:p>
          </table:table-cell>
          <table:table-cell office:value-type="float" office:value="0.4363876" calcext:value-type="float">
            <text:p>0.4363876</text:p>
          </table:table-cell>
          <table:table-cell office:value-type="float" office:value="0.4994948" calcext:value-type="float">
            <text:p>0.4994948</text:p>
          </table:table-cell>
          <table:table-cell office:value-type="float" office:value="1.01229" calcext:value-type="float">
            <text:p>1.01229</text:p>
          </table:table-cell>
          <table:table-cell office:value-type="float" office:value="1.0878448" calcext:value-type="float">
            <text:p>1.0878448</text:p>
          </table:table-cell>
          <table:table-cell office:value-type="float" office:value="-0.00861" calcext:value-type="float">
            <text:p>-0.00861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7001985" calcext:value-type="float">
            <text:p>0.7001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19034" calcext:value-type="float">
            <text:p>0.0219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9" calcext:value-type="float">
            <text:p>0.2472029</text:p>
          </table:table-cell>
          <table:table-cell office:value-type="float" office:value="0.0281034" calcext:value-type="float">
            <text:p>0.0281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343034" calcext:value-type="float">
            <text:p>0.0343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8" calcext:value-type="float">
            <text:p>0.2472028</text:p>
          </table:table-cell>
          <table:table-cell office:value-type="float" office:value="0.0405034" calcext:value-type="float">
            <text:p>0.0405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467034" calcext:value-type="float">
            <text:p>0.0467034</text:p>
          </table:table-cell>
          <table:table-cell office:value-type="float" office:value="0.6939985" calcext:value-type="float">
            <text:p>0.6939985</text:p>
          </table:table-cell>
          <table:table-cell office:value-type="float" office:value="0.2472027" calcext:value-type="float">
            <text:p>0.2472027</text:p>
          </table:table-cell>
          <table:table-cell office:value-type="float" office:value="0.0529034" calcext:value-type="float">
            <text:p>0.0529034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1:14</text:p>
          </table:table-cell>
          <table:table-cell office:value-type="float" office:value="-0.0015133" calcext:value-type="float">
            <text:p>-0.0015133</text:p>
          </table:table-cell>
          <table:table-cell office:value-type="float" office:value="0.6980925" calcext:value-type="float">
            <text:p>0.6980925</text:p>
          </table:table-cell>
          <table:table-cell office:value-type="float" office:value="0.6965792" calcext:value-type="float">
            <text:p>0.6965792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5491" calcext:value-type="float">
            <text:p>0.0375491</text:p>
          </table:table-cell>
          <table:table-cell office:value-type="float" office:value="10" calcext:value-type="float">
            <text:p>10</text:p>
          </table:table-cell>
          <table:table-cell office:value-type="float" office:value="1.14647483825684" calcext:value-type="float">
            <text:p>1.14647483825684</text:p>
          </table:table-cell>
          <table:table-cell office:value-type="float" office:value="0.164073795080185" calcext:value-type="float">
            <text:p>0.164073795080185</text:p>
          </table:table-cell>
          <table:table-cell office:value-type="float" office:value="0.982401043176651" calcext:value-type="float">
            <text:p>0.982401043176651</text:p>
          </table:table-cell>
          <table:table-cell office:value-type="float" office:value="0.491016817092896" calcext:value-type="float">
            <text:p>0.491016817092896</text:p>
          </table:table-cell>
          <table:table-cell office:value-type="float" office:value="0.353779900682603" calcext:value-type="float">
            <text:p>0.353779900682603</text:p>
          </table:table-cell>
          <table:table-cell office:value-type="float" office:value="0.251315236091614" calcext:value-type="float">
            <text:p>0.251315236091614</text:p>
          </table:table-cell>
          <table:table-cell office:value-type="float" office:value="0.730718398094177" calcext:value-type="float">
            <text:p>0.730718398094177</text:p>
          </table:table-cell>
          <table:table-cell office:value-type="float" office:value="0.479403162002564" calcext:value-type="float">
            <text:p>0.479403162002564</text:p>
          </table:table-cell>
          <table:table-cell office:value-type="float" office:value="0.1640738" calcext:value-type="float">
            <text:p>0.1640738</text:p>
          </table:table-cell>
          <table:table-cell office:value-type="float" office:value="0.2281076" calcext:value-type="float">
            <text:p>0.2281076</text:p>
          </table:table-cell>
          <table:table-cell office:value-type="float" office:value="0.20582" calcext:value-type="float">
            <text:p>0.20582</text:p>
          </table:table-cell>
          <table:table-cell office:value-type="float" office:value="0.324843" calcext:value-type="float">
            <text:p>0.324843</text:p>
          </table:table-cell>
          <table:table-cell office:value-type="float" office:value="0.3337318" calcext:value-type="float">
            <text:p>0.3337318</text:p>
          </table:table-cell>
          <table:table-cell office:value-type="float" office:value="0.0183024" calcext:value-type="float">
            <text:p>0.0183024</text:p>
          </table:table-cell>
          <table:table-cell office:value-type="float" office:value="0.3933048" calcext:value-type="float">
            <text:p>0.3933048</text:p>
          </table:table-cell>
          <table:table-cell office:value-type="float" office:value="0.4716476" calcext:value-type="float">
            <text:p>0.4716476</text:p>
          </table:table-cell>
          <table:table-cell office:value-type="float" office:value="0.5388548" calcext:value-type="float">
            <text:p>0.5388548</text:p>
          </table:table-cell>
          <table:table-cell office:value-type="float" office:value="1.10331" calcext:value-type="float">
            <text:p>1.10331</text:p>
          </table:table-cell>
          <table:table-cell office:value-type="float" office:value="1.1464748" calcext:value-type="float">
            <text:p>1.1464748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7011924" calcext:value-type="float">
            <text:p>0.7011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7011925" calcext:value-type="float">
            <text:p>0.7011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7011926" calcext:value-type="float">
            <text:p>0.7011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  <table:table-cell office:value-type="float" office:value="0.6949924" calcext:value-type="float">
            <text:p>0.694992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18988" calcext:value-type="float">
            <text:p>0.0218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88" calcext:value-type="float">
            <text:p>0.0280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88" calcext:value-type="float">
            <text:p>0.0342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404988" calcext:value-type="float">
            <text:p>0.0404988</text:p>
          </table:table-cell>
          <table:table-cell office:value-type="float" office:value="0.6949925" calcext:value-type="float">
            <text:p>0.6949925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466988" calcext:value-type="float">
            <text:p>0.0466988</text:p>
          </table:table-cell>
          <table:table-cell office:value-type="float" office:value="0.6949926" calcext:value-type="float">
            <text:p>0.6949926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528988" calcext:value-type="float">
            <text:p>0.0528988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1:27</text:p>
          </table:table-cell>
          <table:table-cell office:value-type="float" office:value="-0.0023466" calcext:value-type="float">
            <text:p>-0.0023466</text:p>
          </table:table-cell>
          <table:table-cell office:value-type="float" office:value="0.6991054" calcext:value-type="float">
            <text:p>0.6991054</text:p>
          </table:table-cell>
          <table:table-cell office:value-type="float" office:value="0.6967588" calcext:value-type="float">
            <text:p>0.6967588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7705" calcext:value-type="float">
            <text:p>0.037705</text:p>
          </table:table-cell>
          <table:table-cell office:value-type="float" office:value="8" calcext:value-type="float">
            <text:p>8</text:p>
          </table:table-cell>
          <table:table-cell office:value-type="float" office:value="1.24886000156403" calcext:value-type="float">
            <text:p>1.24886000156403</text:p>
          </table:table-cell>
          <table:table-cell office:value-type="float" office:value="0.0890438035130501" calcext:value-type="float">
            <text:p>0.0890438035130501</text:p>
          </table:table-cell>
          <table:table-cell office:value-type="float" office:value="1.15981619805098" calcext:value-type="float">
            <text:p>1.15981619805098</text:p>
          </table:table-cell>
          <table:table-cell office:value-type="float" office:value="0.482283820211887" calcext:value-type="float">
            <text:p>0.482283820211887</text:p>
          </table:table-cell>
          <table:table-cell office:value-type="float" office:value="0.426012494726359" calcext:value-type="float">
            <text:p>0.426012494726359</text:p>
          </table:table-cell>
          <table:table-cell office:value-type="float" office:value="0.149061241745949" calcext:value-type="float">
            <text:p>0.149061241745949</text:p>
          </table:table-cell>
          <table:table-cell office:value-type="float" office:value="0.815506398677826" calcext:value-type="float">
            <text:p>0.815506398677826</text:p>
          </table:table-cell>
          <table:table-cell office:value-type="float" office:value="0.666445156931877" calcext:value-type="float">
            <text:p>0.666445156931877</text:p>
          </table:table-cell>
          <table:table-cell office:value-type="float" office:value="0.0890438" calcext:value-type="float">
            <text:p>0.0890438</text:p>
          </table:table-cell>
          <table:table-cell office:value-type="float" office:value="0.1247876" calcext:value-type="float">
            <text:p>0.1247876</text:p>
          </table:table-cell>
          <table:table-cell office:value-type="float" office:value="0.09225" calcext:value-type="float">
            <text:p>0.09225</text:p>
          </table:table-cell>
          <table:table-cell office:value-type="float" office:value="0.205943" calcext:value-type="float">
            <text:p>0.205943</text:p>
          </table:table-cell>
          <table:table-cell office:value-type="float" office:value="0.2332818" calcext:value-type="float">
            <text:p>0.2332818</text:p>
          </table:table-cell>
          <table:table-cell office:value-type="float" office:value="0.0170724" calcext:value-type="float">
            <text:p>0.0170724</text:p>
          </table:table-cell>
          <table:table-cell office:value-type="float" office:value="0.4912948" calcext:value-type="float">
            <text:p>0.4912948</text:p>
          </table:table-cell>
          <table:table-cell office:value-type="float" office:value="0.5667676" calcext:value-type="float">
            <text:p>0.5667676</text:p>
          </table:table-cell>
          <table:table-cell office:value-type="float" office:value="0.6200348" calcext:value-type="float">
            <text:p>0.6200348</text:p>
          </table:table-cell>
          <table:table-cell office:value-type="float" office:value="1.24886" calcext:value-type="float">
            <text:p>1.24886</text:p>
          </table:table-cell>
          <table:table-cell office:value-type="float" office:value="1.1505748" calcext:value-type="float">
            <text:p>1.1505748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7022053" calcext:value-type="float">
            <text:p>0.7022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7022054" calcext:value-type="float">
            <text:p>0.7022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7022055" calcext:value-type="float">
            <text:p>0.7022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60053" calcext:value-type="float">
            <text:p>0.6960053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60054" calcext:value-type="float">
            <text:p>0.6960054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6" calcext:value-type="float">
            <text:p>0.2472126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60055" calcext:value-type="float">
            <text:p>0.6960055</text:p>
          </table:table-cell>
          <table:table-cell office:value-type="float" office:value="0.2472127" calcext:value-type="float">
            <text:p>0.2472127</text:p>
          </table:table-cell>
          <table:table-cell office:value-type="float" office:value="0.052901" calcext:value-type="float">
            <text:p>0.052901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1:40</text:p>
          </table:table-cell>
          <table:table-cell office:value-type="float" office:value="-0.0027648" calcext:value-type="float">
            <text:p>-0.0027648</text:p>
          </table:table-cell>
          <table:table-cell office:value-type="float" office:value="0.7000994" calcext:value-type="float">
            <text:p>0.7000994</text:p>
          </table:table-cell>
          <table:table-cell office:value-type="float" office:value="0.6973346" calcext:value-type="float">
            <text:p>0.6973346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73387" calcext:value-type="float">
            <text:p>0.0373387</text:p>
          </table:table-cell>
          <table:table-cell office:value-type="float" office:value="7" calcext:value-type="float">
            <text:p>7</text:p>
          </table:table-cell>
          <table:table-cell office:value-type="float" office:value="1.30174994468689" calcext:value-type="float">
            <text:p>1.30174994468689</text:p>
          </table:table-cell>
          <table:table-cell office:value-type="float" office:value="0.00533000007271767" calcext:value-type="float">
            <text:p>0.00533000007271767</text:p>
          </table:table-cell>
          <table:table-cell office:value-type="float" office:value="1.29641994461417" calcext:value-type="float">
            <text:p>1.29641994461417</text:p>
          </table:table-cell>
          <table:table-cell office:value-type="float" office:value="0.45054981354624" calcext:value-type="float">
            <text:p>0.45054981354624</text:p>
          </table:table-cell>
          <table:table-cell office:value-type="float" office:value="0.467990328282266" calcext:value-type="float">
            <text:p>0.467990328282266</text:p>
          </table:table-cell>
          <table:table-cell office:value-type="float" office:value="0.0627972412854433" calcext:value-type="float">
            <text:p>0.0627972412854433</text:p>
          </table:table-cell>
          <table:table-cell office:value-type="float" office:value="0.838302385807037" calcext:value-type="float">
            <text:p>0.838302385807037</text:p>
          </table:table-cell>
          <table:table-cell office:value-type="float" office:value="0.775505144521594" calcext:value-type="float">
            <text:p>0.775505144521594</text:p>
          </table:table-cell>
          <table:table-cell office:value-type="float" office:value="0.0300038" calcext:value-type="float">
            <text:p>0.0300038</text:p>
          </table:table-cell>
          <table:table-cell office:value-type="float" office:value="0.0390976" calcext:value-type="float">
            <text:p>0.0390976</text:p>
          </table:table-cell>
          <table:table-cell office:value-type="float" office:value="0.00533" calcext:value-type="float">
            <text:p>0.00533</text:p>
          </table:table-cell>
          <table:table-cell office:value-type="float" office:value="0.100573" calcext:value-type="float">
            <text:p>0.100573</text:p>
          </table:table-cell>
          <table:table-cell office:value-type="float" office:value="0.1389818" calcext:value-type="float">
            <text:p>0.1389818</text:p>
          </table:table-cell>
          <table:table-cell office:value-type="float" office:value="0.0170724" calcext:value-type="float">
            <text:p>0.0170724</text:p>
          </table:table-cell>
          <table:table-cell office:value-type="float" office:value="0.5437748" calcext:value-type="float">
            <text:p>0.5437748</text:p>
          </table:table-cell>
          <table:table-cell office:value-type="float" office:value="0.6007976" calcext:value-type="float">
            <text:p>0.6007976</text:p>
          </table:table-cell>
          <table:table-cell office:value-type="float" office:value="0.6544748" calcext:value-type="float">
            <text:p>0.6544748</text:p>
          </table:table-cell>
          <table:table-cell office:value-type="float" office:value="1.3017499" calcext:value-type="float">
            <text:p>1.3017499</text:p>
          </table:table-cell>
          <table:table-cell office:value-type="float" office:value="1.0907148" calcext:value-type="float">
            <text:p>1.0907148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7031994" calcext:value-type="float">
            <text:p>0.7031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7031995" calcext:value-type="float">
            <text:p>0.7031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6" calcext:value-type="float">
            <text:p>0.2471986</text:p>
          </table:table-cell>
          <table:table-cell office:value-type="float" office:value="0.0218977" calcext:value-type="float">
            <text:p>0.0218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280977" calcext:value-type="float">
            <text:p>0.0280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5" calcext:value-type="float">
            <text:p>0.2471985</text:p>
          </table:table-cell>
          <table:table-cell office:value-type="float" office:value="0.0342977" calcext:value-type="float">
            <text:p>0.0342977</text:p>
          </table:table-cell>
          <table:table-cell office:value-type="float" office:value="0.6969994" calcext:value-type="float">
            <text:p>0.6969994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04977" calcext:value-type="float">
            <text:p>0.0404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466977" calcext:value-type="float">
            <text:p>0.0466977</text:p>
          </table:table-cell>
          <table:table-cell office:value-type="float" office:value="0.6969995" calcext:value-type="float">
            <text:p>0.6969995</text:p>
          </table:table-cell>
          <table:table-cell office:value-type="float" office:value="0.2471984" calcext:value-type="float">
            <text:p>0.2471984</text:p>
          </table:table-cell>
          <table:table-cell office:value-type="float" office:value="0.0528977" calcext:value-type="float">
            <text:p>0.0528977</text:p>
          </table:table-cell>
        </table:table-row>
        <table:table-row table:style-name="ro1">
          <table:table-cell office:value-type="string" calcext:value-type="string">
            <text:p>x_plus_9</text:p>
          </table:table-cell>
          <table:table-cell office:value-type="float" office:value="0.009" calcext:value-type="float">
            <text:p>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1:53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010999" calcext:value-type="float">
            <text:p>0.7010999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358972" calcext:value-type="float">
            <text:p>0.0358972</text:p>
          </table:table-cell>
          <table:table-cell office:value-type="float" office:value="5" calcext:value-type="float">
            <text:p>5</text:p>
          </table:table-cell>
          <table:table-cell office:value-type="float" office:value="1.01311004161835" calcext:value-type="float">
            <text:p>1.01311004161835</text:p>
          </table:table-cell>
          <table:table-cell office:value-type="float" office:value="-0.045099999755621" calcext:value-type="float">
            <text:p>-0.045099999755621</text:p>
          </table:table-cell>
          <table:table-cell office:value-type="float" office:value="1.05821004137397" calcext:value-type="float">
            <text:p>1.05821004137397</text:p>
          </table:table-cell>
          <table:table-cell office:value-type="float" office:value="0.345097827073187" calcext:value-type="float">
            <text:p>0.345097827073187</text:p>
          </table:table-cell>
          <table:table-cell office:value-type="float" office:value="0.382226747379811" calcext:value-type="float">
            <text:p>0.382226747379811</text:p>
          </table:table-cell>
          <table:table-cell office:value-type="float" office:value="0.00695524048060179" calcext:value-type="float">
            <text:p>0.00695524048060179</text:p>
          </table:table-cell>
          <table:table-cell office:value-type="float" office:value="0.683240413665772" calcext:value-type="float">
            <text:p>0.683240413665772</text:p>
          </table:table-cell>
          <table:table-cell office:value-type="float" office:value="0.67628517318517" calcext:value-type="float">
            <text:p>0.67628517318517</text:p>
          </table:table-cell>
          <table:table-cell office:value-type="float" office:value="-0.0003362" calcext:value-type="float">
            <text:p>-0.0003362</text:p>
          </table:table-cell>
          <table:table-cell office:value-type="float" office:value="-0.0092824" calcext:value-type="float">
            <text:p>-0.0092824</text:p>
          </table:table-cell>
          <table:table-cell office:value-type="float" office:value="-0.0451" calcext:value-type="float">
            <text:p>-0.0451</text:p>
          </table:table-cell>
          <table:table-cell office:value-type="float" office:value="0.021853" calcext:value-type="float">
            <text:p>0.021853</text:p>
          </table:table-cell>
          <table:table-cell office:value-type="float" office:value="0.0676418" calcext:value-type="float">
            <text:p>0.0676418</text:p>
          </table:table-cell>
          <table:table-cell office:value-type="float" office:value="0.0158424" calcext:value-type="float">
            <text:p>0.0158424</text:p>
          </table:table-cell>
          <table:table-cell office:value-type="float" office:value="0.5392648" calcext:value-type="float">
            <text:p>0.5392648</text:p>
          </table:table-cell>
          <table:table-cell office:value-type="float" office:value="0.5462676" calcext:value-type="float">
            <text:p>0.5462676</text:p>
          </table:table-cell>
          <table:table-cell office:value-type="float" office:value="0.5720648" calcext:value-type="float">
            <text:p>0.5720648</text:p>
          </table:table-cell>
          <table:table-cell office:value-type="float" office:value="1.01311" calcext:value-type="float">
            <text:p>1.01311</text:p>
          </table:table-cell>
          <table:table-cell office:value-type="float" office:value="0.7454948" calcext:value-type="float">
            <text:p>0.7454948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9" calcext:value-type="float">
            <text:p>0.2472039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7041999" calcext:value-type="float">
            <text:p>0.7041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5" calcext:value-type="float">
            <text:p>0.2472035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529014" calcext:value-type="float">
            <text:p>0.052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8" calcext:value-type="float">
            <text:p>0.2472038</text:p>
          </table:table-cell>
          <table:table-cell office:value-type="float" office:value="0.0219014" calcext:value-type="float">
            <text:p>0.0219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7" calcext:value-type="float">
            <text:p>0.2472037</text:p>
          </table:table-cell>
          <table:table-cell office:value-type="float" office:value="0.0281014" calcext:value-type="float">
            <text:p>0.0281014</text:p>
          </table:table-cell>
          <table:table-cell office:value-type="float" office:value="0.6979999" calcext:value-type="float">
            <text:p>0.6979999</text:p>
          </table:table-cell>
          <table:table-cell office:value-type="float" office:value="0.2472036" calcext:value-type="float">
            <text:p>0.2472036</text:p>
          </table:table-cell>
          <table:table-cell office:value-type="float" office:value="0.0343014" calcext:value-type="float">
            <text:p>0.0343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405014" calcext:value-type="float">
            <text:p>0.0405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14" calcext:value-type="float">
            <text:p>0.0467014</text:p>
          </table:table-cell>
          <table:table-cell office:value-type="float" office:value="0.698" calcext:value-type="float">
            <text:p>0.69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14" calcext:value-type="float">
            <text:p>0.0529014</text:p>
          </table:table-cell>
        </table:table-row>
        <table:table-row table:style-name="ro1">
          <table:table-cell office:value-type="string" calcext:value-type="string">
            <text:p>x_plus_10</text:p>
          </table:table-cell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2:06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0.7020935" calcext:value-type="float">
            <text:p>0.7020935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18495" calcext:value-type="float">
            <text:p>0.0318495</text:p>
          </table:table-cell>
          <table:table-cell office:value-type="float" office:value="5" calcext:value-type="float">
            <text:p>5</text:p>
          </table:table-cell>
          <table:table-cell office:value-type="float" office:value="0.564274787902832" calcext:value-type="float">
            <text:p>0.564274787902832</text:p>
          </table:table-cell>
          <table:table-cell office:value-type="float" office:value="-0.0963499993085861" calcext:value-type="float">
            <text:p>-0.0963499993085861</text:p>
          </table:table-cell>
          <table:table-cell office:value-type="float" office:value="0.660624787211418" calcext:value-type="float">
            <text:p>0.660624787211418</text:p>
          </table:table-cell>
          <table:table-cell office:value-type="float" office:value="0.168797819223255" calcext:value-type="float">
            <text:p>0.168797819223255</text:p>
          </table:table-cell>
          <table:table-cell office:value-type="float" office:value="0.238704982475013" calcext:value-type="float">
            <text:p>0.238704982475013</text:p>
          </table:table-cell>
          <table:table-cell office:value-type="float" office:value="-0.0400307597592473" calcext:value-type="float">
            <text:p>-0.0400307597592473</text:p>
          </table:table-cell>
          <table:table-cell office:value-type="float" office:value="0.377626398205757" calcext:value-type="float">
            <text:p>0.377626398205757</text:p>
          </table:table-cell>
          <table:table-cell office:value-type="float" office:value="0.417657157965004" calcext:value-type="float">
            <text:p>0.417657157965004</text:p>
          </table:table-cell>
          <table:table-cell office:value-type="float" office:value="-0.0253462" calcext:value-type="float">
            <text:p>-0.0253462</text:p>
          </table:table-cell>
          <table:table-cell office:value-type="float" office:value="-0.0441324" calcext:value-type="float">
            <text:p>-0.0441324</text:p>
          </table:table-cell>
          <table:table-cell office:value-type="float" office:value="-0.09635" calcext:value-type="float">
            <text:p>-0.09635</text:p>
          </table:table-cell>
          <table:table-cell office:value-type="float" office:value="-0.049487" calcext:value-type="float">
            <text:p>-0.049487</text:p>
          </table:table-cell>
          <table:table-cell office:value-type="float" office:value="0.0151618" calcext:value-type="float">
            <text:p>0.0151618</text:p>
          </table:table-cell>
          <table:table-cell office:value-type="float" office:value="0.0137924" calcext:value-type="float">
            <text:p>0.0137924</text:p>
          </table:table-cell>
          <table:table-cell office:value-type="float" office:value="0.5642748" calcext:value-type="float">
            <text:p>0.5642748</text:p>
          </table:table-cell>
          <table:table-cell office:value-type="float" office:value="0.4294176" calcext:value-type="float">
            <text:p>0.4294176</text:p>
          </table:table-cell>
          <table:table-cell office:value-type="float" office:value="0.3014648" calcext:value-type="float">
            <text:p>0.3014648</text:p>
          </table:table-cell>
          <table:table-cell office:value-type="float" office:value="0.37925" calcext:value-type="float">
            <text:p>0.37925</text:p>
          </table:table-cell>
          <table:table-cell office:value-type="float" office:value="0.2137248" calcext:value-type="float">
            <text:p>0.2137248</text:p>
          </table:table-cell>
          <table:table-cell office:value-type="float" office:value="-0.00861" calcext:value-type="float">
            <text:p>-0.00861</text:p>
          </table:table-cell>
          <table:table-cell office:value-type="float" office:value="0.7051936" calcext:value-type="float">
            <text:p>0.7051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7051935" calcext:value-type="float">
            <text:p>0.7051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7051934" calcext:value-type="float">
            <text:p>0.7051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  <table:table-cell office:value-type="float" office:value="0.6989936" calcext:value-type="float">
            <text:p>0.6989936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19164" calcext:value-type="float">
            <text:p>0.0219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281164" calcext:value-type="float">
            <text:p>0.0281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343164" calcext:value-type="float">
            <text:p>0.0343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05164" calcext:value-type="float">
            <text:p>0.0405164</text:p>
          </table:table-cell>
          <table:table-cell office:value-type="float" office:value="0.6989935" calcext:value-type="float">
            <text:p>0.6989935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467164" calcext:value-type="float">
            <text:p>0.0467164</text:p>
          </table:table-cell>
          <table:table-cell office:value-type="float" office:value="0.6989934" calcext:value-type="float">
            <text:p>0.6989934</text:p>
          </table:table-cell>
          <table:table-cell office:value-type="float" office:value="0.2472112" calcext:value-type="float">
            <text:p>0.2472112</text:p>
          </table:table-cell>
          <table:table-cell office:value-type="float" office:value="0.0529164" calcext:value-type="float">
            <text:p>0.0529164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2:19</text:p>
          </table:table-cell>
          <table:table-cell office:value-type="float" office:value="-0.0001026" calcext:value-type="float">
            <text:p>-0.0001026</text:p>
          </table:table-cell>
          <table:table-cell office:value-type="float" office:value="0.6910961" calcext:value-type="float">
            <text:p>0.6910961</text:p>
          </table:table-cell>
          <table:table-cell office:value-type="float" office:value="0.6909935" calcext:value-type="float">
            <text:p>0.6909935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82902" calcext:value-type="float">
            <text:p>0.0382902</text:p>
          </table:table-cell>
          <table:table-cell office:value-type="float" office:value="10" calcext:value-type="float">
            <text:p>10</text:p>
          </table:table-cell>
          <table:table-cell office:value-type="float" office:value="0.894611775875092" calcext:value-type="float">
            <text:p>0.894611775875092</text:p>
          </table:table-cell>
          <table:table-cell office:value-type="float" office:value="0.243613794445992" calcext:value-type="float">
            <text:p>0.243613794445992</text:p>
          </table:table-cell>
          <table:table-cell office:value-type="float" office:value="0.6509979814291" calcext:value-type="float">
            <text:p>0.6509979814291</text:p>
          </table:table-cell>
          <table:table-cell office:value-type="float" office:value="0.505858813226223" calcext:value-type="float">
            <text:p>0.505858813226223</text:p>
          </table:table-cell>
          <table:table-cell office:value-type="float" office:value="0.264298010950308" calcext:value-type="float">
            <text:p>0.264298010950308</text:p>
          </table:table-cell>
          <table:table-cell office:value-type="float" office:value="0.489115229249" calcext:value-type="float">
            <text:p>0.489115229249</text:p>
          </table:table-cell>
          <table:table-cell office:value-type="float" office:value="0.522602397203445" calcext:value-type="float">
            <text:p>0.522602397203445</text:p>
          </table:table-cell>
          <table:table-cell office:value-type="float" office:value="0.033487167954445" calcext:value-type="float">
            <text:p>0.033487167954445</text:p>
          </table:table-cell>
          <table:table-cell office:value-type="float" office:value="0.2436138" calcext:value-type="float">
            <text:p>0.2436138</text:p>
          </table:table-cell>
          <table:table-cell office:value-type="float" office:value="0.2678776" calcext:value-type="float">
            <text:p>0.2678776</text:p>
          </table:table-cell>
          <table:table-cell office:value-type="float" office:value="0.30668" calcext:value-type="float">
            <text:p>0.30668</text:p>
          </table:table-cell>
          <table:table-cell office:value-type="float" office:value="0.732793" calcext:value-type="float">
            <text:p>0.732793</text:p>
          </table:table-cell>
          <table:table-cell office:value-type="float" office:value="0.8946118" calcext:value-type="float">
            <text:p>0.8946118</text:p>
          </table:table-cell>
          <table:table-cell office:value-type="float" office:value="0.0166624" calcext:value-type="float">
            <text:p>0.0166624</text:p>
          </table:table-cell>
          <table:table-cell office:value-type="float" office:value="0.2674348" calcext:value-type="float">
            <text:p>0.2674348</text:p>
          </table:table-cell>
          <table:table-cell office:value-type="float" office:value="0.3420876" calcext:value-type="float">
            <text:p>0.3420876</text:p>
          </table:table-cell>
          <table:table-cell office:value-type="float" office:value="0.4125748" calcext:value-type="float">
            <text:p>0.4125748</text:p>
          </table:table-cell>
          <table:table-cell office:value-type="float" office:value="0.81631" calcext:value-type="float">
            <text:p>0.81631</text:p>
          </table:table-cell>
          <table:table-cell office:value-type="float" office:value="0.7746048" calcext:value-type="float">
            <text:p>0.7746048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941961" calcext:value-type="float">
            <text:p>0.6941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94196" calcext:value-type="float">
            <text:p>0.6941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19001" calcext:value-type="float">
            <text:p>0.0219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281001" calcext:value-type="float">
            <text:p>0.0281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43001" calcext:value-type="float">
            <text:p>0.0343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05001" calcext:value-type="float">
            <text:p>0.0405001</text:p>
          </table:table-cell>
          <table:table-cell office:value-type="float" office:value="0.6879961" calcext:value-type="float">
            <text:p>0.6879961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467001" calcext:value-type="float">
            <text:p>0.0467001</text:p>
          </table:table-cell>
          <table:table-cell office:value-type="float" office:value="0.687996" calcext:value-type="float">
            <text:p>0.687996</text:p>
          </table:table-cell>
          <table:table-cell office:value-type="float" office:value="0.2472065" calcext:value-type="float">
            <text:p>0.2472065</text:p>
          </table:table-cell>
          <table:table-cell office:value-type="float" office:value="0.0529001" calcext:value-type="float">
            <text:p>0.0529001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2:31</text:p>
          </table:table-cell>
          <table:table-cell office:value-type="float" office:value="0.0006418" calcext:value-type="float">
            <text:p>0.0006418</text:p>
          </table:table-cell>
          <table:table-cell office:value-type="float" office:value="0.6900985" calcext:value-type="float">
            <text:p>0.6900985</text:p>
          </table:table-cell>
          <table:table-cell office:value-type="float" office:value="0.6907404" calcext:value-type="float">
            <text:p>0.6907404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73743" calcext:value-type="float">
            <text:p>0.0373743</text:p>
          </table:table-cell>
          <table:table-cell office:value-type="float" office:value="10" calcext:value-type="float">
            <text:p>10</text:p>
          </table:table-cell>
          <table:table-cell office:value-type="float" office:value="0.95775181055069" calcext:value-type="float">
            <text:p>0.95775181055069</text:p>
          </table:table-cell>
          <table:table-cell office:value-type="float" office:value="0.262924790382385" calcext:value-type="float">
            <text:p>0.262924790382385</text:p>
          </table:table-cell>
          <table:table-cell office:value-type="float" office:value="0.694827020168304" calcext:value-type="float">
            <text:p>0.694827020168304</text:p>
          </table:table-cell>
          <table:table-cell office:value-type="float" office:value="0.479946821928024" calcext:value-type="float">
            <text:p>0.479946821928024</text:p>
          </table:table-cell>
          <table:table-cell office:value-type="float" office:value="0.241698034204644" calcext:value-type="float">
            <text:p>0.241698034204644</text:p>
          </table:table-cell>
          <table:table-cell office:value-type="float" office:value="0.579315239191055" calcext:value-type="float">
            <text:p>0.579315239191055</text:p>
          </table:table-cell>
          <table:table-cell office:value-type="float" office:value="0.380578404664993" calcext:value-type="float">
            <text:p>0.380578404664993</text:p>
          </table:table-cell>
          <table:table-cell office:value-type="float" office:value="0.198736834526062" calcext:value-type="float">
            <text:p>0.198736834526062</text:p>
          </table:table-cell>
          <table:table-cell office:value-type="float" office:value="0.3293038" calcext:value-type="float">
            <text:p>0.3293038</text:p>
          </table:table-cell>
          <table:table-cell office:value-type="float" office:value="0.3629976" calcext:value-type="float">
            <text:p>0.3629976</text:p>
          </table:table-cell>
          <table:table-cell office:value-type="float" office:value="0.39811" calcext:value-type="float">
            <text:p>0.39811</text:p>
          </table:table-cell>
          <table:table-cell office:value-type="float" office:value="0.848413" calcext:value-type="float">
            <text:p>0.848413</text:p>
          </table:table-cell>
          <table:table-cell office:value-type="float" office:value="0.9577518" calcext:value-type="float">
            <text:p>0.9577518</text:p>
          </table:table-cell>
          <table:table-cell office:value-type="float" office:value="0.0146124" calcext:value-type="float">
            <text:p>0.0146124</text:p>
          </table:table-cell>
          <table:table-cell office:value-type="float" office:value="0.2629248" calcext:value-type="float">
            <text:p>0.2629248</text:p>
          </table:table-cell>
          <table:table-cell office:value-type="float" office:value="0.2949376" calcext:value-type="float">
            <text:p>0.2949376</text:p>
          </table:table-cell>
          <table:table-cell office:value-type="float" office:value="0.3240148" calcext:value-type="float">
            <text:p>0.3240148</text:p>
          </table:table-cell>
          <table:table-cell office:value-type="float" office:value="0.58507" calcext:value-type="float">
            <text:p>0.58507</text:p>
          </table:table-cell>
          <table:table-cell office:value-type="float" office:value="0.4359448" calcext:value-type="float">
            <text:p>0.4359448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931986" calcext:value-type="float">
            <text:p>0.6931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931985" calcext:value-type="float">
            <text:p>0.6931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19017" calcext:value-type="float">
            <text:p>0.0219017</text:p>
          </table:table-cell>
          <table:table-cell office:value-type="float" office:value="0.6869986" calcext:value-type="float">
            <text:p>0.6869986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281017" calcext:value-type="float">
            <text:p>0.0281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05017" calcext:value-type="float">
            <text:p>0.0405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467017" calcext:value-type="float">
            <text:p>0.0467017</text:p>
          </table:table-cell>
          <table:table-cell office:value-type="float" office:value="0.6869985" calcext:value-type="float">
            <text:p>0.6869985</text:p>
          </table:table-cell>
          <table:table-cell office:value-type="float" office:value="0.2472062" calcext:value-type="float">
            <text:p>0.2472062</text:p>
          </table:table-cell>
          <table:table-cell office:value-type="float" office:value="0.0529017" calcext:value-type="float">
            <text:p>0.0529017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2:44</text:p>
          </table:table-cell>
          <table:table-cell office:value-type="float" office:value="0.0012336" calcext:value-type="float">
            <text:p>0.0012336</text:p>
          </table:table-cell>
          <table:table-cell office:value-type="float" office:value="0.6890938" calcext:value-type="float">
            <text:p>0.6890938</text:p>
          </table:table-cell>
          <table:table-cell office:value-type="float" office:value="0.6903274" calcext:value-type="float">
            <text:p>0.6903274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68611" calcext:value-type="float">
            <text:p>0.0368611</text:p>
          </table:table-cell>
          <table:table-cell office:value-type="float" office:value="10" calcext:value-type="float">
            <text:p>10</text:p>
          </table:table-cell>
          <table:table-cell office:value-type="float" office:value="0.961031794548035" calcext:value-type="float">
            <text:p>0.961031794548035</text:p>
          </table:table-cell>
          <table:table-cell office:value-type="float" office:value="0.210034802556038" calcext:value-type="float">
            <text:p>0.210034802556038</text:p>
          </table:table-cell>
          <table:table-cell office:value-type="float" office:value="0.750996991991997" calcext:value-type="float">
            <text:p>0.750996991991997</text:p>
          </table:table-cell>
          <table:table-cell office:value-type="float" office:value="0.452066819369793" calcext:value-type="float">
            <text:p>0.452066819369793</text:p>
          </table:table-cell>
          <table:table-cell office:value-type="float" office:value="0.27088876011292" calcext:value-type="float">
            <text:p>0.27088876011292</text:p>
          </table:table-cell>
          <table:table-cell office:value-type="float" office:value="0.631959241628647" calcext:value-type="float">
            <text:p>0.631959241628647</text:p>
          </table:table-cell>
          <table:table-cell office:value-type="float" office:value="0.272174397110939" calcext:value-type="float">
            <text:p>0.272174397110939</text:p>
          </table:table-cell>
          <table:table-cell office:value-type="float" office:value="0.359784844517708" calcext:value-type="float">
            <text:p>0.359784844517708</text:p>
          </table:table-cell>
          <table:table-cell office:value-type="float" office:value="0.3985938" calcext:value-type="float">
            <text:p>0.3985938</text:p>
          </table:table-cell>
          <table:table-cell office:value-type="float" office:value="0.4265476" calcext:value-type="float">
            <text:p>0.4265476</text:p>
          </table:table-cell>
          <table:table-cell office:value-type="float" office:value="0.45756" calcext:value-type="float">
            <text:p>0.45756</text:p>
          </table:table-cell>
          <table:table-cell office:value-type="float" office:value="0.916063" calcext:value-type="float">
            <text:p>0.916063</text:p>
          </table:table-cell>
          <table:table-cell office:value-type="float" office:value="0.9610318" calcext:value-type="float">
            <text:p>0.9610318</text:p>
          </table:table-cell>
          <table:table-cell office:value-type="float" office:value="0.0146124" calcext:value-type="float">
            <text:p>0.0146124</text:p>
          </table:table-cell>
          <table:table-cell office:value-type="float" office:value="0.2100348" calcext:value-type="float">
            <text:p>0.2100348</text:p>
          </table:table-cell>
          <table:table-cell office:value-type="float" office:value="0.2424576" calcext:value-type="float">
            <text:p>0.2424576</text:p>
          </table:table-cell>
          <table:table-cell office:value-type="float" office:value="0.2526748" calcext:value-type="float">
            <text:p>0.2526748</text:p>
          </table:table-cell>
          <table:table-cell office:value-type="float" office:value="0.39647" calcext:value-type="float">
            <text:p>0.39647</text:p>
          </table:table-cell>
          <table:table-cell office:value-type="float" office:value="0.2592348" calcext:value-type="float">
            <text:p>0.2592348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921937" calcext:value-type="float">
            <text:p>0.6921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921938" calcext:value-type="float">
            <text:p>0.6921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19008" calcext:value-type="float">
            <text:p>0.0219008</text:p>
          </table:table-cell>
          <table:table-cell office:value-type="float" office:value="0.6859937" calcext:value-type="float">
            <text:p>0.6859937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281008" calcext:value-type="float">
            <text:p>0.0281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343008" calcext:value-type="float">
            <text:p>0.0343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05008" calcext:value-type="float">
            <text:p>0.0405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467008" calcext:value-type="float">
            <text:p>0.0467008</text:p>
          </table:table-cell>
          <table:table-cell office:value-type="float" office:value="0.6859938" calcext:value-type="float">
            <text:p>0.6859938</text:p>
          </table:table-cell>
          <table:table-cell office:value-type="float" office:value="0.2472063" calcext:value-type="float">
            <text:p>0.2472063</text:p>
          </table:table-cell>
          <table:table-cell office:value-type="float" office:value="0.0529008" calcext:value-type="float">
            <text:p>0.0529008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2:57</text:p>
          </table:table-cell>
          <table:table-cell office:value-type="float" office:value="0.0018067" calcext:value-type="float">
            <text:p>0.0018067</text:p>
          </table:table-cell>
          <table:table-cell office:value-type="float" office:value="0.6880934" calcext:value-type="float">
            <text:p>0.6880934</text:p>
          </table:table-cell>
          <table:table-cell office:value-type="float" office:value="0.6899001" calcext:value-type="float">
            <text:p>0.6899001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64976" calcext:value-type="float">
            <text:p>0.0364976</text:p>
          </table:table-cell>
          <table:table-cell office:value-type="float" office:value="10" calcext:value-type="float">
            <text:p>10</text:p>
          </table:table-cell>
          <table:table-cell office:value-type="float" office:value="0.95829302072525" calcext:value-type="float">
            <text:p>0.95829302072525</text:p>
          </table:table-cell>
          <table:table-cell office:value-type="float" office:value="0.119424797594547" calcext:value-type="float">
            <text:p>0.119424797594547</text:p>
          </table:table-cell>
          <table:table-cell office:value-type="float" office:value="0.838868223130703" calcext:value-type="float">
            <text:p>0.838868223130703</text:p>
          </table:table-cell>
          <table:table-cell office:value-type="float" office:value="0.413772820681334" calcext:value-type="float">
            <text:p>0.413772820681334</text:p>
          </table:table-cell>
          <table:table-cell office:value-type="float" office:value="0.311895376658076" calcext:value-type="float">
            <text:p>0.311895376658076</text:p>
          </table:table-cell>
          <table:table-cell office:value-type="float" office:value="0.654919242858887" calcext:value-type="float">
            <text:p>0.654919242858887</text:p>
          </table:table-cell>
          <table:table-cell office:value-type="float" office:value="0.17262639850378" calcext:value-type="float">
            <text:p>0.17262639850378</text:p>
          </table:table-cell>
          <table:table-cell office:value-type="float" office:value="0.482292844355106" calcext:value-type="float">
            <text:p>0.482292844355106</text:p>
          </table:table-cell>
          <table:table-cell office:value-type="float" office:value="0.4465638" calcext:value-type="float">
            <text:p>0.4465638</text:p>
          </table:table-cell>
          <table:table-cell office:value-type="float" office:value="0.4548376" calcext:value-type="float">
            <text:p>0.4548376</text:p>
          </table:table-cell>
          <table:table-cell office:value-type="float" office:value="0.47642" calcext:value-type="float">
            <text:p>0.47642</text:p>
          </table:table-cell>
          <table:table-cell office:value-type="float" office:value="0.958293" calcext:value-type="float">
            <text:p>0.958293</text:p>
          </table:table-cell>
          <table:table-cell office:value-type="float" office:value="0.9384818" calcext:value-type="float">
            <text:p>0.9384818</text:p>
          </table:table-cell>
          <table:table-cell office:value-type="float" office:value="0.0150224" calcext:value-type="float">
            <text:p>0.0150224</text:p>
          </table:table-cell>
          <table:table-cell office:value-type="float" office:value="0.1509948" calcext:value-type="float">
            <text:p>0.1509948</text:p>
          </table:table-cell>
          <table:table-cell office:value-type="float" office:value="0.1821876" calcext:value-type="float">
            <text:p>0.1821876</text:p>
          </table:table-cell>
          <table:table-cell office:value-type="float" office:value="0.1862548" calcext:value-type="float">
            <text:p>0.1862548</text:p>
          </table:table-cell>
          <table:table-cell office:value-type="float" office:value="0.22427" calcext:value-type="float">
            <text:p>0.22427</text:p>
          </table:table-cell>
          <table:table-cell office:value-type="float" office:value="0.1194248" calcext:value-type="float">
            <text:p>0.1194248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911934" calcext:value-type="float">
            <text:p>0.6911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49934" calcext:value-type="float">
            <text:p>0.6849934</text:p>
          </table:table-cell>
          <table:table-cell office:value-type="float" office:value="0.247203" calcext:value-type="float">
            <text:p>0.247203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3:10</text:p>
          </table:table-cell>
          <table:table-cell office:value-type="float" office:value="0.0021361" calcext:value-type="float">
            <text:p>0.0021361</text:p>
          </table:table-cell>
          <table:table-cell office:value-type="float" office:value="0.6870968" calcext:value-type="float">
            <text:p>0.6870968</text:p>
          </table:table-cell>
          <table:table-cell office:value-type="float" office:value="0.6892329" calcext:value-type="float">
            <text:p>0.689232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59793" calcext:value-type="float">
            <text:p>0.0359793</text:p>
          </table:table-cell>
          <table:table-cell office:value-type="float" office:value="9" calcext:value-type="float">
            <text:p>9</text:p>
          </table:table-cell>
          <table:table-cell office:value-type="float" office:value="0.920983016490936" calcext:value-type="float">
            <text:p>0.920983016490936</text:p>
          </table:table-cell>
          <table:table-cell office:value-type="float" office:value="0.0460348017513752" calcext:value-type="float">
            <text:p>0.0460348017513752</text:p>
          </table:table-cell>
          <table:table-cell office:value-type="float" office:value="0.874948214739561" calcext:value-type="float">
            <text:p>0.874948214739561</text:p>
          </table:table-cell>
          <table:table-cell office:value-type="float" office:value="0.371665819361806" calcext:value-type="float">
            <text:p>0.371665819361806</text:p>
          </table:table-cell>
          <table:table-cell office:value-type="float" office:value="0.308151737445119" calcext:value-type="float">
            <text:p>0.308151737445119</text:p>
          </table:table-cell>
          <table:table-cell office:value-type="float" office:value="0.619987237453461" calcext:value-type="float">
            <text:p>0.619987237453461</text:p>
          </table:table-cell>
          <table:table-cell office:value-type="float" office:value="0.123344401270151" calcext:value-type="float">
            <text:p>0.123344401270151</text:p>
          </table:table-cell>
          <table:table-cell office:value-type="float" office:value="0.49664283618331" calcext:value-type="float">
            <text:p>0.49664283618331</text:p>
          </table:table-cell>
          <table:table-cell office:value-type="float" office:value="0.4543538" calcext:value-type="float">
            <text:p>0.4543538</text:p>
          </table:table-cell>
          <table:table-cell office:value-type="float" office:value="0.4376176" calcext:value-type="float">
            <text:p>0.4376176</text:p>
          </table:table-cell>
          <table:table-cell office:value-type="float" office:value="0.44649" calcext:value-type="float">
            <text:p>0.44649</text:p>
          </table:table-cell>
          <table:table-cell office:value-type="float" office:value="0.920983" calcext:value-type="float">
            <text:p>0.920983</text:p>
          </table:table-cell>
          <table:table-cell office:value-type="float" office:value="0.8404918" calcext:value-type="float">
            <text:p>0.8404918</text:p>
          </table:table-cell>
          <table:table-cell office:value-type="float" office:value="0.0142024" calcext:value-type="float">
            <text:p>0.0142024</text:p>
          </table:table-cell>
          <table:table-cell office:value-type="float" office:value="0.1255748" calcext:value-type="float">
            <text:p>0.1255748</text:p>
          </table:table-cell>
          <table:table-cell office:value-type="float" office:value="0.1506176" calcext:value-type="float">
            <text:p>0.1506176</text:p>
          </table:table-cell>
          <table:table-cell office:value-type="float" office:value="0.1542748" calcext:value-type="float">
            <text:p>0.1542748</text:p>
          </table:table-cell>
          <table:table-cell office:value-type="float" office:value="0.14022" calcext:value-type="float">
            <text:p>0.14022</text:p>
          </table:table-cell>
          <table:table-cell office:value-type="float" office:value="0.0460348" calcext:value-type="float">
            <text:p>0.0460348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901969" calcext:value-type="float">
            <text:p>0.6901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901968" calcext:value-type="float">
            <text:p>0.6901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901967" calcext:value-type="float">
            <text:p>0.6901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19002" calcext:value-type="float">
            <text:p>0.0219002</text:p>
          </table:table-cell>
          <table:table-cell office:value-type="float" office:value="0.6839969" calcext:value-type="float">
            <text:p>0.6839969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281002" calcext:value-type="float">
            <text:p>0.0281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2" calcext:value-type="float">
            <text:p>0.0343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05002" calcext:value-type="float">
            <text:p>0.0405002</text:p>
          </table:table-cell>
          <table:table-cell office:value-type="float" office:value="0.6839968" calcext:value-type="float">
            <text:p>0.6839968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2" calcext:value-type="float">
            <text:p>0.0467002</text:p>
          </table:table-cell>
          <table:table-cell office:value-type="float" office:value="0.6839967" calcext:value-type="float">
            <text:p>0.683996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2" calcext:value-type="float">
            <text:p>0.0529002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3:22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60883" calcext:value-type="float">
            <text:p>0.6860883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62937" calcext:value-type="float">
            <text:p>0.0362937</text:p>
          </table:table-cell>
          <table:table-cell office:value-type="float" office:value="5" calcext:value-type="float">
            <text:p>5</text:p>
          </table:table-cell>
          <table:table-cell office:value-type="float" office:value="0.916063010692596" calcext:value-type="float">
            <text:p>0.916063010692596</text:p>
          </table:table-cell>
          <table:table-cell office:value-type="float" office:value="-0.00849520042538643" calcext:value-type="float">
            <text:p>-0.00849520042538643</text:p>
          </table:table-cell>
          <table:table-cell office:value-type="float" office:value="0.924558211117983" calcext:value-type="float">
            <text:p>0.924558211117983</text:p>
          </table:table-cell>
          <table:table-cell office:value-type="float" office:value="0.328041818737984" calcext:value-type="float">
            <text:p>0.328041818737984</text:p>
          </table:table-cell>
          <table:table-cell office:value-type="float" office:value="0.322676663663524" calcext:value-type="float">
            <text:p>0.322676663663524</text:p>
          </table:table-cell>
          <table:table-cell office:value-type="float" office:value="0.600061237812042" calcext:value-type="float">
            <text:p>0.600061237812042</text:p>
          </table:table-cell>
          <table:table-cell office:value-type="float" office:value="0.0560223996639252" calcext:value-type="float">
            <text:p>0.0560223996639252</text:p>
          </table:table-cell>
          <table:table-cell office:value-type="float" office:value="0.544038838148117" calcext:value-type="float">
            <text:p>0.544038838148117</text:p>
          </table:table-cell>
          <table:table-cell office:value-type="float" office:value="0.4990438" calcext:value-type="float">
            <text:p>0.4990438</text:p>
          </table:table-cell>
          <table:table-cell office:value-type="float" office:value="0.4290076" calcext:value-type="float">
            <text:p>0.4290076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916063" calcext:value-type="float">
            <text:p>0.916063</text:p>
          </table:table-cell>
          <table:table-cell office:value-type="float" office:value="0.7379918" calcext:value-type="float">
            <text:p>0.7379918</text:p>
          </table:table-cell>
          <table:table-cell office:value-type="float" office:value="0.0162524" calcext:value-type="float">
            <text:p>0.0162524</text:p>
          </table:table-cell>
          <table:table-cell office:value-type="float" office:value="0.0599748" calcext:value-type="float">
            <text:p>0.0599748</text:p>
          </table:table-cell>
          <table:table-cell office:value-type="float" office:value="0.0686176" calcext:value-type="float">
            <text:p>0.0686176</text:p>
          </table:table-cell>
          <table:table-cell office:value-type="float" office:value="0.0907248" calcext:value-type="float">
            <text:p>0.0907248</text:p>
          </table:table-cell>
          <table:table-cell office:value-type="float" office:value="0.06929" calcext:value-type="float">
            <text:p>0.06929</text:p>
          </table:table-cell>
          <table:table-cell office:value-type="float" office:value="-0.0084952" calcext:value-type="float">
            <text:p>-0.0084952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91883" calcext:value-type="float">
            <text:p>0.6891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18997" calcext:value-type="float">
            <text:p>0.0218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280997" calcext:value-type="float">
            <text:p>0.0280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342997" calcext:value-type="float">
            <text:p>0.0342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04997" calcext:value-type="float">
            <text:p>0.0404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6829883" calcext:value-type="float">
            <text:p>0.6829883</text:p>
          </table:table-cell>
          <table:table-cell office:value-type="float" office:value="0.2472103" calcext:value-type="float">
            <text:p>0.2472103</text:p>
          </table:table-cell>
          <table:table-cell office:value-type="float" office:value="0.0528997" calcext:value-type="float">
            <text:p>0.0528997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3:35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50996" calcext:value-type="float">
            <text:p>0.6850996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57469" calcext:value-type="float">
            <text:p>0.0357469</text:p>
          </table:table-cell>
          <table:table-cell office:value-type="float" office:value="5" calcext:value-type="float">
            <text:p>5</text:p>
          </table:table-cell>
          <table:table-cell office:value-type="float" office:value="0.987402975559235" calcext:value-type="float">
            <text:p>0.987402975559235</text:p>
          </table:table-cell>
          <table:table-cell office:value-type="float" office:value="-0.0408851988613606" calcext:value-type="float">
            <text:p>-0.0408851988613606</text:p>
          </table:table-cell>
          <table:table-cell office:value-type="float" office:value="1.0282881744206" calcext:value-type="float">
            <text:p>1.0282881744206</text:p>
          </table:table-cell>
          <table:table-cell office:value-type="float" office:value="0.299956813082099" calcext:value-type="float">
            <text:p>0.299956813082099</text:p>
          </table:table-cell>
          <table:table-cell office:value-type="float" office:value="0.335484667447481" calcext:value-type="float">
            <text:p>0.335484667447481</text:p>
          </table:table-cell>
          <table:table-cell office:value-type="float" office:value="0.581447225809097" calcext:value-type="float">
            <text:p>0.581447225809097</text:p>
          </table:table-cell>
          <table:table-cell office:value-type="float" office:value="0.0184664003551006" calcext:value-type="float">
            <text:p>0.0184664003551006</text:p>
          </table:table-cell>
          <table:table-cell office:value-type="float" office:value="0.562980825453997" calcext:value-type="float">
            <text:p>0.562980825453997</text:p>
          </table:table-cell>
          <table:table-cell office:value-type="float" office:value="0.4941238" calcext:value-type="float">
            <text:p>0.4941238</text:p>
          </table:table-cell>
          <table:table-cell office:value-type="float" office:value="0.4302376" calcext:value-type="float">
            <text:p>0.4302376</text:p>
          </table:table-cell>
          <table:table-cell office:value-type="float" office:value="0.44075" calcext:value-type="float">
            <text:p>0.44075</text:p>
          </table:table-cell>
          <table:table-cell office:value-type="float" office:value="0.987403" calcext:value-type="float">
            <text:p>0.987403</text:p>
          </table:table-cell>
          <table:table-cell office:value-type="float" office:value="0.5547218" calcext:value-type="float">
            <text:p>0.5547218</text:p>
          </table:table-cell>
          <table:table-cell office:value-type="float" office:value="0.0174824" calcext:value-type="float">
            <text:p>0.0174824</text:p>
          </table:table-cell>
          <table:table-cell office:value-type="float" office:value="0.0271748" calcext:value-type="float">
            <text:p>0.0271748</text:p>
          </table:table-cell>
          <table:table-cell office:value-type="float" office:value="0.0280276" calcext:value-type="float">
            <text:p>0.0280276</text:p>
          </table:table-cell>
          <table:table-cell office:value-type="float" office:value="0.0501348" calcext:value-type="float">
            <text:p>0.0501348</text:p>
          </table:table-cell>
          <table:table-cell office:value-type="float" office:value="0.02788" calcext:value-type="float">
            <text:p>0.02788</text:p>
          </table:table-cell>
          <table:table-cell office:value-type="float" office:value="-0.0408852" calcext:value-type="float">
            <text:p>-0.0408852</text:p>
          </table:table-cell>
          <table:table-cell office:value-type="float" office:value="-0.00574" calcext:value-type="float">
            <text:p>-0.00574</text:p>
          </table:table-cell>
          <table:table-cell office:value-type="float" office:value="0.6881995" calcext:value-type="float">
            <text:p>0.6881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81996" calcext:value-type="float">
            <text:p>0.6881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81997" calcext:value-type="float">
            <text:p>0.6881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  <table:table-cell office:value-type="float" office:value="0.6819995" calcext:value-type="float">
            <text:p>0.6819995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19003" calcext:value-type="float">
            <text:p>0.0219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4" calcext:value-type="float">
            <text:p>0.2472034</text:p>
          </table:table-cell>
          <table:table-cell office:value-type="float" office:value="0.0281003" calcext:value-type="float">
            <text:p>0.0281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343003" calcext:value-type="float">
            <text:p>0.0343003</text:p>
          </table:table-cell>
          <table:table-cell office:value-type="float" office:value="0.6819996" calcext:value-type="float">
            <text:p>0.6819996</text:p>
          </table:table-cell>
          <table:table-cell office:value-type="float" office:value="0.2472033" calcext:value-type="float">
            <text:p>0.2472033</text:p>
          </table:table-cell>
          <table:table-cell office:value-type="float" office:value="0.0405003" calcext:value-type="float">
            <text:p>0.0405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467003" calcext:value-type="float">
            <text:p>0.0467003</text:p>
          </table:table-cell>
          <table:table-cell office:value-type="float" office:value="0.6819997" calcext:value-type="float">
            <text:p>0.6819997</text:p>
          </table:table-cell>
          <table:table-cell office:value-type="float" office:value="0.2472032" calcext:value-type="float">
            <text:p>0.2472032</text:p>
          </table:table-cell>
          <table:table-cell office:value-type="float" office:value="0.0529003" calcext:value-type="float">
            <text:p>0.0529003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3:4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4097" calcext:value-type="float">
            <text:p>0.684097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1179" calcext:value-type="float">
            <text:p>0.0341179</text:p>
          </table:table-cell>
          <table:table-cell office:value-type="float" office:value="5" calcext:value-type="float">
            <text:p>5</text:p>
          </table:table-cell>
          <table:table-cell office:value-type="float" office:value="0.666782975196838" calcext:value-type="float">
            <text:p>0.666782975196838</text:p>
          </table:table-cell>
          <table:table-cell office:value-type="float" office:value="-0.0941852033138275" calcext:value-type="float">
            <text:p>-0.0941852033138275</text:p>
          </table:table-cell>
          <table:table-cell office:value-type="float" office:value="0.760968178510666" calcext:value-type="float">
            <text:p>0.760968178510666</text:p>
          </table:table-cell>
          <table:table-cell office:value-type="float" office:value="0.184254815615714" calcext:value-type="float">
            <text:p>0.184254815615714</text:p>
          </table:table-cell>
          <table:table-cell office:value-type="float" office:value="0.26654561390284" calcext:value-type="float">
            <text:p>0.26654561390284</text:p>
          </table:table-cell>
          <table:table-cell office:value-type="float" office:value="0.415971231460571" calcext:value-type="float">
            <text:p>0.415971231460571</text:p>
          </table:table-cell>
          <table:table-cell office:value-type="float" office:value="-0.0474616002291441" calcext:value-type="float">
            <text:p>-0.0474616002291441</text:p>
          </table:table-cell>
          <table:table-cell office:value-type="float" office:value="0.463432831689715" calcext:value-type="float">
            <text:p>0.463432831689715</text:p>
          </table:table-cell>
          <table:table-cell office:value-type="float" office:value="0.4654238" calcext:value-type="float">
            <text:p>0.4654238</text:p>
          </table:table-cell>
          <table:table-cell office:value-type="float" office:value="0.3539776" calcext:value-type="float">
            <text:p>0.3539776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666783" calcext:value-type="float">
            <text:p>0.666783</text:p>
          </table:table-cell>
          <table:table-cell office:value-type="float" office:value="0.2779718" calcext:value-type="float">
            <text:p>0.2779718</text:p>
          </table:table-cell>
          <table:table-cell office:value-type="float" office:value="0.0166624" calcext:value-type="float">
            <text:p>0.0166624</text:p>
          </table:table-cell>
          <table:table-cell office:value-type="float" office:value="-0.0232552" calcext:value-type="float">
            <text:p>-0.0232552</text:p>
          </table:table-cell>
          <table:table-cell office:value-type="float" office:value="-0.0379824" calcext:value-type="float">
            <text:p>-0.0379824</text:p>
          </table:table-cell>
          <table:table-cell office:value-type="float" office:value="-0.0158752" calcext:value-type="float">
            <text:p>-0.0158752</text:p>
          </table:table-cell>
          <table:table-cell office:value-type="float" office:value="-0.06601" calcext:value-type="float">
            <text:p>-0.06601</text:p>
          </table:table-cell>
          <table:table-cell office:value-type="float" office:value="-0.0941852" calcext:value-type="float">
            <text:p>-0.0941852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71969" calcext:value-type="float">
            <text:p>0.6871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7197" calcext:value-type="float">
            <text:p>0.6871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1903" calcext:value-type="float">
            <text:p>0.021903</text:p>
          </table:table-cell>
          <table:table-cell office:value-type="float" office:value="0.6809969" calcext:value-type="float">
            <text:p>0.6809969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28103" calcext:value-type="float">
            <text:p>0.0281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34303" calcext:value-type="float">
            <text:p>0.0343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0503" calcext:value-type="float">
            <text:p>0.0405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1" calcext:value-type="float">
            <text:p>0.2472071</text:p>
          </table:table-cell>
          <table:table-cell office:value-type="float" office:value="0.046703" calcext:value-type="float">
            <text:p>0.046703</text:p>
          </table:table-cell>
          <table:table-cell office:value-type="float" office:value="0.680997" calcext:value-type="float">
            <text:p>0.680997</text:p>
          </table:table-cell>
          <table:table-cell office:value-type="float" office:value="0.2472072" calcext:value-type="float">
            <text:p>0.2472072</text:p>
          </table:table-cell>
          <table:table-cell office:value-type="float" office:value="0.052903" calcext:value-type="float">
            <text:p>0.052903</text:p>
          </table:table-cell>
        </table:table-row>
        <table:table-row table:style-name="ro1">
          <table:table-cell office:value-type="string" calcext:value-type="string">
            <text:p>x_minus_9</text:p>
          </table:table-cell>
          <table:table-cell office:value-type="float" office:value="-0.009" calcext:value-type="float">
            <text:p>-0.0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24: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30934" calcext:value-type="float">
            <text:p>0.6830934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9394" calcext:value-type="float">
            <text:p>0.0289394</text:p>
          </table:table-cell>
          <table:table-cell office:value-type="float" office:value="4" calcext:value-type="float">
            <text:p>4</text:p>
          </table:table-cell>
          <table:table-cell office:value-type="float" office:value="0.346933811903" calcext:value-type="float">
            <text:p>0.346933811903</text:p>
          </table:table-cell>
          <table:table-cell office:value-type="float" office:value="-0.117145203053951" calcext:value-type="float">
            <text:p>-0.117145203053951</text:p>
          </table:table-cell>
          <table:table-cell office:value-type="float" office:value="0.464079014956951" calcext:value-type="float">
            <text:p>0.464079014956951</text:p>
          </table:table-cell>
          <table:table-cell office:value-type="float" office:value="0.050061821937561" calcext:value-type="float">
            <text:p>0.050061821937561</text:p>
          </table:table-cell>
          <table:table-cell office:value-type="float" office:value="0.160793823956593" calcext:value-type="float">
            <text:p>0.160793823956593</text:p>
          </table:table-cell>
          <table:table-cell office:value-type="float" office:value="0.186617244780064" calcext:value-type="float">
            <text:p>0.186617244780064</text:p>
          </table:table-cell>
          <table:table-cell office:value-type="float" office:value="-0.0864936009049416" calcext:value-type="float">
            <text:p>-0.0864936009049416</text:p>
          </table:table-cell>
          <table:table-cell office:value-type="float" office:value="0.273110845685005" calcext:value-type="float">
            <text:p>0.273110845685005</text:p>
          </table:table-cell>
          <table:table-cell office:value-type="float" office:value="0.3469338" calcext:value-type="float">
            <text:p>0.3469338</text:p>
          </table:table-cell>
          <table:table-cell office:value-type="float" office:value="0.2162176" calcext:value-type="float">
            <text:p>0.2162176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173553" calcext:value-type="float">
            <text:p>0.173553</text:p>
          </table:table-cell>
          <table:table-cell office:value-type="float" office:value="0.0815818" calcext:value-type="float">
            <text:p>0.0815818</text:p>
          </table:table-cell>
          <table:table-cell office:value-type="float" office:value="0.0154324" calcext:value-type="float">
            <text:p>0.0154324</text:p>
          </table:table-cell>
          <table:table-cell office:value-type="float" office:value="-0.0609752" calcext:value-type="float">
            <text:p>-0.0609752</text:p>
          </table:table-cell>
          <table:table-cell office:value-type="float" office:value="-0.0834924" calcext:value-type="float">
            <text:p>-0.0834924</text:p>
          </table:table-cell>
          <table:table-cell office:value-type="float" office:value="-0.0564652" calcext:value-type="float">
            <text:p>-0.0564652</text:p>
          </table:table-cell>
          <table:table-cell office:value-type="float" office:value="-0.11439" calcext:value-type="float">
            <text:p>-0.11439</text:p>
          </table:table-cell>
          <table:table-cell office:value-type="float" office:value="-0.1171452" calcext:value-type="float">
            <text:p>-0.1171452</text:p>
          </table:table-cell>
          <table:table-cell office:value-type="float" office:value="-0.00861" calcext:value-type="float">
            <text:p>-0.00861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861934" calcext:value-type="float">
            <text:p>0.6861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861935" calcext:value-type="float">
            <text:p>0.6861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19023" calcext:value-type="float">
            <text:p>0.0219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281023" calcext:value-type="float">
            <text:p>0.0281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343023" calcext:value-type="float">
            <text:p>0.0343023</text:p>
          </table:table-cell>
          <table:table-cell office:value-type="float" office:value="0.6799934" calcext:value-type="float">
            <text:p>0.6799934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05023" calcext:value-type="float">
            <text:p>0.0405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467023" calcext:value-type="float">
            <text:p>0.0467023</text:p>
          </table:table-cell>
          <table:table-cell office:value-type="float" office:value="0.6799935" calcext:value-type="float">
            <text:p>0.6799935</text:p>
          </table:table-cell>
          <table:table-cell office:value-type="float" office:value="0.2472116" calcext:value-type="float">
            <text:p>0.2472116</text:p>
          </table:table-cell>
          <table:table-cell office:value-type="float" office:value="0.0529023" calcext:value-type="float">
            <text:p>0.0529023</text:p>
          </table:table-cell>
        </table:table-row>
        <table:table-row table:style-name="ro1">
          <table:table-cell office:value-type="string" calcext:value-type="string">
            <text:p>x_minus_10</text:p>
          </table:table-cell>
          <table:table-cell office:value-type="float" office:value="-0.01" calcext:value-type="float">
            <text:p>-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7-09 13:34:00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820973" calcext:value-type="float">
            <text:p>0.6820973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93624" calcext:value-type="float">
            <text:p>0.0293624</text:p>
          </table:table-cell>
          <table:table-cell office:value-type="float" office:value="4" calcext:value-type="float">
            <text:p>4</text:p>
          </table:table-cell>
          <table:table-cell office:value-type="float" office:value="0.273568391799927" calcext:value-type="float">
            <text:p>0.273568391799927</text:p>
          </table:table-cell>
          <table:table-cell office:value-type="float" office:value="-0.0894291996955872" calcext:value-type="float">
            <text:p>-0.0894291996955872</text:p>
          </table:table-cell>
          <table:table-cell office:value-type="float" office:value="0.362997591495514" calcext:value-type="float">
            <text:p>0.362997591495514</text:p>
          </table:table-cell>
          <table:table-cell office:value-type="float" office:value="0.046676860190928" calcext:value-type="float">
            <text:p>0.046676860190928</text:p>
          </table:table-cell>
          <table:table-cell office:value-type="float" office:value="0.119701254664984" calcext:value-type="float">
            <text:p>0.119701254664984</text:p>
          </table:table-cell>
          <table:table-cell office:value-type="float" office:value="0.146032160520554" calcext:value-type="float">
            <text:p>0.146032160520554</text:p>
          </table:table-cell>
          <table:table-cell office:value-type="float" office:value="-0.0526784401386976" calcext:value-type="float">
            <text:p>-0.0526784401386976</text:p>
          </table:table-cell>
          <table:table-cell office:value-type="float" office:value="0.198710600659251" calcext:value-type="float">
            <text:p>0.198710600659251</text:p>
          </table:table-cell>
          <table:table-cell office:value-type="float" office:value="0.2735684" calcext:value-type="float">
            <text:p>0.2735684</text:p>
          </table:table-cell>
          <table:table-cell office:value-type="float" office:value="0.13366" calcext:value-type="float">
            <text:p>0.13366</text:p>
          </table:table-cell>
          <table:table-cell office:value-type="float" office:value="0.14842" calcext:value-type="float">
            <text:p>0.14842</text:p>
          </table:table-cell>
          <table:table-cell office:value-type="float" office:value="0.1327662" calcext:value-type="float">
            <text:p>0.1327662</text:p>
          </table:table-cell>
          <table:table-cell office:value-type="float" office:value="0.0417462" calcext:value-type="float">
            <text:p>0.0417462</text:p>
          </table:table-cell>
          <table:table-cell office:value-type="float" office:value="0.0291346" calcext:value-type="float">
            <text:p>0.0291346</text:p>
          </table:table-cell>
          <table:table-cell office:value-type="float" office:value="-0.0168346" calcext:value-type="float">
            <text:p>-0.0168346</text:p>
          </table:table-cell>
          <table:table-cell office:value-type="float" office:value="-0.0894292" calcext:value-type="float">
            <text:p>-0.0894292</text:p>
          </table:table-cell>
          <table:table-cell office:value-type="float" office:value="-0.04633" calcext:value-type="float">
            <text:p>-0.04633</text:p>
          </table:table-cell>
          <table:table-cell office:value-type="float" office:value="-0.0492984" calcext:value-type="float">
            <text:p>-0.0492984</text:p>
          </table:table-cell>
          <table:table-cell office:value-type="float" office:value="-0.0615" calcext:value-type="float">
            <text:p>-0.0615</text:p>
          </table:table-cell>
          <table:table-cell office:value-type="float" office:value="-0.0147108" calcext:value-type="float">
            <text:p>-0.0147108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851973" calcext:value-type="float">
            <text:p>0.6851973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851972" calcext:value-type="float">
            <text:p>0.6851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18981" calcext:value-type="float">
            <text:p>0.0218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80981" calcext:value-type="float">
            <text:p>0.0280981</text:p>
          </table:table-cell>
          <table:table-cell office:value-type="float" office:value="0.6789973" calcext:value-type="float">
            <text:p>0.6789973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42981" calcext:value-type="float">
            <text:p>0.0342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04981" calcext:value-type="float">
            <text:p>0.0404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2" calcext:value-type="float">
            <text:p>0.2472052</text:p>
          </table:table-cell>
          <table:table-cell office:value-type="float" office:value="0.0466981" calcext:value-type="float">
            <text:p>0.0466981</text:p>
          </table:table-cell>
          <table:table-cell office:value-type="float" office:value="0.6789972" calcext:value-type="float">
            <text:p>0.6789972</text:p>
          </table:table-cell>
          <table:table-cell office:value-type="float" office:value="0.2472053" calcext:value-type="float">
            <text:p>0.2472053</text:p>
          </table:table-cell>
          <table:table-cell office:value-type="float" office:value="0.0528981" calcext:value-type="float">
            <text:p>0.0528981</text:p>
          </table:table-cell>
        </table:table-row>
        <table:table-row table:style-name="ro1">
          <table:table-cell office:value-type="string" calcext:value-type="string">
            <text:p>y_plus_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24:26</text:p>
          </table:table-cell>
          <table:table-cell office:value-type="float" office:value="-0.0004316" calcext:value-type="float">
            <text:p>-0.0004316</text:p>
          </table:table-cell>
          <table:table-cell office:value-type="float" office:value="0.6920778" calcext:value-type="float">
            <text:p>0.6920778</text:p>
          </table:table-cell>
          <table:table-cell office:value-type="float" office:value="0.6916462" calcext:value-type="float">
            <text:p>0.6916462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81012" calcext:value-type="float">
            <text:p>0.0381012</text:p>
          </table:table-cell>
          <table:table-cell office:value-type="float" office:value="10" calcext:value-type="float">
            <text:p>10</text:p>
          </table:table-cell>
          <table:table-cell office:value-type="float" office:value="0.924139976501465" calcext:value-type="float">
            <text:p>0.924139976501465</text:p>
          </table:table-cell>
          <table:table-cell office:value-type="float" office:value="0.231313794851303" calcext:value-type="float">
            <text:p>0.231313794851303</text:p>
          </table:table-cell>
          <table:table-cell office:value-type="float" office:value="0.692826181650162" calcext:value-type="float">
            <text:p>0.692826181650162</text:p>
          </table:table-cell>
          <table:table-cell office:value-type="float" office:value="0.511352813243866" calcext:value-type="float">
            <text:p>0.511352813243866</text:p>
          </table:table-cell>
          <table:table-cell office:value-type="float" office:value="0.267900911330254" calcext:value-type="float">
            <text:p>0.267900911330254</text:p>
          </table:table-cell>
          <table:table-cell office:value-type="float" office:value="0.440161234140396" calcext:value-type="float">
            <text:p>0.440161234140396</text:p>
          </table:table-cell>
          <table:table-cell office:value-type="float" office:value="0.582544392347336" calcext:value-type="float">
            <text:p>0.582544392347336</text:p>
          </table:table-cell>
          <table:table-cell office:value-type="float" office:value="0.14238315820694" calcext:value-type="float">
            <text:p>0.14238315820694</text:p>
          </table:table-cell>
          <table:table-cell office:value-type="float" office:value="0.2313138" calcext:value-type="float">
            <text:p>0.2313138</text:p>
          </table:table-cell>
          <table:table-cell office:value-type="float" office:value="0.2703376" calcext:value-type="float">
            <text:p>0.2703376</text:p>
          </table:table-cell>
          <table:table-cell office:value-type="float" office:value="0.30053" calcext:value-type="float">
            <text:p>0.30053</text:p>
          </table:table-cell>
          <table:table-cell office:value-type="float" office:value="0.709013" calcext:value-type="float">
            <text:p>0.709013</text:p>
          </table:table-cell>
          <table:table-cell office:value-type="float" office:value="0.6896118" calcext:value-type="float">
            <text:p>0.6896118</text:p>
          </table:table-cell>
          <table:table-cell office:value-type="float" office:value="0.0158424" calcext:value-type="float">
            <text:p>0.0158424</text:p>
          </table:table-cell>
          <table:table-cell office:value-type="float" office:value="0.2895748" calcext:value-type="float">
            <text:p>0.2895748</text:p>
          </table:table-cell>
          <table:table-cell office:value-type="float" office:value="0.3720176" calcext:value-type="float">
            <text:p>0.3720176</text:p>
          </table:table-cell>
          <table:table-cell office:value-type="float" office:value="0.4302048" calcext:value-type="float">
            <text:p>0.4302048</text:p>
          </table:table-cell>
          <table:table-cell office:value-type="float" office:value="0.92414" calcext:value-type="float">
            <text:p>0.92414</text:p>
          </table:table-cell>
          <table:table-cell office:value-type="float" office:value="0.8967848" calcext:value-type="float">
            <text:p>0.8967848</text:p>
          </table:table-cell>
          <table:table-cell office:value-type="float" office:value="-0.01025" calcext:value-type="float">
            <text:p>-0.01025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951777" calcext:value-type="float">
            <text:p>0.6951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951778" calcext:value-type="float">
            <text:p>0.6951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19161" calcext:value-type="float">
            <text:p>0.0219161</text:p>
          </table:table-cell>
          <table:table-cell office:value-type="float" office:value="0.6889777" calcext:value-type="float">
            <text:p>0.6889777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281161" calcext:value-type="float">
            <text:p>0.0281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343161" calcext:value-type="float">
            <text:p>0.0343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05161" calcext:value-type="float">
            <text:p>0.0405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467161" calcext:value-type="float">
            <text:p>0.0467161</text:p>
          </table:table-cell>
          <table:table-cell office:value-type="float" office:value="0.6889778" calcext:value-type="float">
            <text:p>0.6889778</text:p>
          </table:table-cell>
          <table:table-cell office:value-type="float" office:value="0.2481993" calcext:value-type="float">
            <text:p>0.2481993</text:p>
          </table:table-cell>
          <table:table-cell office:value-type="float" office:value="0.0529161" calcext:value-type="float">
            <text:p>0.0529161</text:p>
          </table:table-cell>
        </table:table-row>
        <table:table-row table:style-name="ro1">
          <table:table-cell office:value-type="string" calcext:value-type="string">
            <text:p>y_plus_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24:39</text:p>
          </table:table-cell>
          <table:table-cell office:value-type="float" office:value="-0.0004056" calcext:value-type="float">
            <text:p>-0.0004056</text:p>
          </table:table-cell>
          <table:table-cell office:value-type="float" office:value="0.6920962" calcext:value-type="float">
            <text:p>0.6920962</text:p>
          </table:table-cell>
          <table:table-cell office:value-type="float" office:value="0.6916906" calcext:value-type="float">
            <text:p>0.6916906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80022" calcext:value-type="float">
            <text:p>0.0380022</text:p>
          </table:table-cell>
          <table:table-cell office:value-type="float" office:value="10" calcext:value-type="float">
            <text:p>10</text:p>
          </table:table-cell>
          <table:table-cell office:value-type="float" office:value="0.933684825897217" calcext:value-type="float">
            <text:p>0.933684825897217</text:p>
          </table:table-cell>
          <table:table-cell office:value-type="float" office:value="0.26083379983902" calcext:value-type="float">
            <text:p>0.26083379983902</text:p>
          </table:table-cell>
          <table:table-cell office:value-type="float" office:value="0.672851026058197" calcext:value-type="float">
            <text:p>0.672851026058197</text:p>
          </table:table-cell>
          <table:table-cell office:value-type="float" office:value="0.518117824196816" calcext:value-type="float">
            <text:p>0.518117824196816</text:p>
          </table:table-cell>
          <table:table-cell office:value-type="float" office:value="0.263040368306641" calcext:value-type="float">
            <text:p>0.263040368306641</text:p>
          </table:table-cell>
          <table:table-cell office:value-type="float" office:value="0.45032924413681" calcext:value-type="float">
            <text:p>0.45032924413681</text:p>
          </table:table-cell>
          <table:table-cell office:value-type="float" office:value="0.585906404256821" calcext:value-type="float">
            <text:p>0.585906404256821</text:p>
          </table:table-cell>
          <table:table-cell office:value-type="float" office:value="0.13557716012001" calcext:value-type="float">
            <text:p>0.13557716012001</text:p>
          </table:table-cell>
          <table:table-cell office:value-type="float" office:value="0.2608338" calcext:value-type="float">
            <text:p>0.2608338</text:p>
          </table:table-cell>
          <table:table-cell office:value-type="float" office:value="0.2797676" calcext:value-type="float">
            <text:p>0.2797676</text:p>
          </table:table-cell>
          <table:table-cell office:value-type="float" office:value="0.30176" calcext:value-type="float">
            <text:p>0.30176</text:p>
          </table:table-cell>
          <table:table-cell office:value-type="float" office:value="0.688103" calcext:value-type="float">
            <text:p>0.688103</text:p>
          </table:table-cell>
          <table:table-cell office:value-type="float" office:value="0.7211818" calcext:value-type="float">
            <text:p>0.7211818</text:p>
          </table:table-cell>
          <table:table-cell office:value-type="float" office:value="0.0137924" calcext:value-type="float">
            <text:p>0.0137924</text:p>
          </table:table-cell>
          <table:table-cell office:value-type="float" office:value="0.3084348" calcext:value-type="float">
            <text:p>0.3084348</text:p>
          </table:table-cell>
          <table:table-cell office:value-type="float" office:value="0.3752976" calcext:value-type="float">
            <text:p>0.3752976</text:p>
          </table:table-cell>
          <table:table-cell office:value-type="float" office:value="0.4240548" calcext:value-type="float">
            <text:p>0.4240548</text:p>
          </table:table-cell>
          <table:table-cell office:value-type="float" office:value="0.88806" calcext:value-type="float">
            <text:p>0.88806</text:p>
          </table:table-cell>
          <table:table-cell office:value-type="float" office:value="0.9336848" calcext:value-type="float">
            <text:p>0.9336848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951962" calcext:value-type="float">
            <text:p>0.6951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19018" calcext:value-type="float">
            <text:p>0.0219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281018" calcext:value-type="float">
            <text:p>0.0281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343018" calcext:value-type="float">
            <text:p>0.0343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3" calcext:value-type="float">
            <text:p>0.2492023</text:p>
          </table:table-cell>
          <table:table-cell office:value-type="float" office:value="0.0405018" calcext:value-type="float">
            <text:p>0.0405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467018" calcext:value-type="float">
            <text:p>0.0467018</text:p>
          </table:table-cell>
          <table:table-cell office:value-type="float" office:value="0.6889962" calcext:value-type="float">
            <text:p>0.6889962</text:p>
          </table:table-cell>
          <table:table-cell office:value-type="float" office:value="0.2492024" calcext:value-type="float">
            <text:p>0.2492024</text:p>
          </table:table-cell>
          <table:table-cell office:value-type="float" office:value="0.0529018" calcext:value-type="float">
            <text:p>0.0529018</text:p>
          </table:table-cell>
        </table:table-row>
        <table:table-row table:style-name="ro1">
          <table:table-cell office:value-type="string" calcext:value-type="string">
            <text:p>y_plus_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24:51</text:p>
          </table:table-cell>
          <table:table-cell office:value-type="float" office:value="-0.0003947" calcext:value-type="float">
            <text:p>-0.0003947</text:p>
          </table:table-cell>
          <table:table-cell office:value-type="float" office:value="0.692093" calcext:value-type="float">
            <text:p>0.692093</text:p>
          </table:table-cell>
          <table:table-cell office:value-type="float" office:value="0.6916982" calcext:value-type="float">
            <text:p>0.6916982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72499" calcext:value-type="float">
            <text:p>0.0372499</text:p>
          </table:table-cell>
          <table:table-cell office:value-type="float" office:value="10" calcext:value-type="float">
            <text:p>10</text:p>
          </table:table-cell>
          <table:table-cell office:value-type="float" office:value="0.843370020389557" calcext:value-type="float">
            <text:p>0.843370020389557</text:p>
          </table:table-cell>
          <table:table-cell office:value-type="float" office:value="0.288377612829208" calcext:value-type="float">
            <text:p>0.288377612829208</text:p>
          </table:table-cell>
          <table:table-cell office:value-type="float" office:value="0.554992407560349" calcext:value-type="float">
            <text:p>0.554992407560349</text:p>
          </table:table-cell>
          <table:table-cell office:value-type="float" office:value="0.500159826874733" calcext:value-type="float">
            <text:p>0.500159826874733</text:p>
          </table:table-cell>
          <table:table-cell office:value-type="float" office:value="0.21456728280968" calcext:value-type="float">
            <text:p>0.21456728280968</text:p>
          </table:table-cell>
          <table:table-cell office:value-type="float" office:value="0.436471253633499" calcext:value-type="float">
            <text:p>0.436471253633499</text:p>
          </table:table-cell>
          <table:table-cell office:value-type="float" office:value="0.563848400115967" calcext:value-type="float">
            <text:p>0.563848400115967</text:p>
          </table:table-cell>
          <table:table-cell office:value-type="float" office:value="0.127377146482468" calcext:value-type="float">
            <text:p>0.127377146482468</text:p>
          </table:table-cell>
          <table:table-cell office:value-type="float" office:value="0.3047038" calcext:value-type="float">
            <text:p>0.3047038</text:p>
          </table:table-cell>
          <table:table-cell office:value-type="float" office:value="0.2883776" calcext:value-type="float">
            <text:p>0.2883776</text:p>
          </table:table-cell>
          <table:table-cell office:value-type="float" office:value="0.30094" calcext:value-type="float">
            <text:p>0.30094</text:p>
          </table:table-cell>
          <table:table-cell office:value-type="float" office:value="0.653253" calcext:value-type="float">
            <text:p>0.653253</text:p>
          </table:table-cell>
          <table:table-cell office:value-type="float" office:value="0.6350818" calcext:value-type="float">
            <text:p>0.6350818</text:p>
          </table:table-cell>
          <table:table-cell office:value-type="float" office:value="0.0150224" calcext:value-type="float">
            <text:p>0.0150224</text:p>
          </table:table-cell>
          <table:table-cell office:value-type="float" office:value="0.3535348" calcext:value-type="float">
            <text:p>0.3535348</text:p>
          </table:table-cell>
          <table:table-cell office:value-type="float" office:value="0.3941576" calcext:value-type="float">
            <text:p>0.3941576</text:p>
          </table:table-cell>
          <table:table-cell office:value-type="float" office:value="0.4224148" calcext:value-type="float">
            <text:p>0.4224148</text:p>
          </table:table-cell>
          <table:table-cell office:value-type="float" office:value="0.84337" calcext:value-type="float">
            <text:p>0.84337</text:p>
          </table:table-cell>
          <table:table-cell office:value-type="float" office:value="0.8057648" calcext:value-type="float">
            <text:p>0.8057648</text:p>
          </table:table-cell>
          <table:table-cell office:value-type="float" office:value="-0.00861" calcext:value-type="float">
            <text:p>-0.00861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951929" calcext:value-type="float">
            <text:p>0.6951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95193" calcext:value-type="float">
            <text:p>0.6951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19005" calcext:value-type="float">
            <text:p>0.0219005</text:p>
          </table:table-cell>
          <table:table-cell office:value-type="float" office:value="0.6889929" calcext:value-type="float">
            <text:p>0.6889929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281005" calcext:value-type="float">
            <text:p>0.0281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5" calcext:value-type="float">
            <text:p>0.2502025</text:p>
          </table:table-cell>
          <table:table-cell office:value-type="float" office:value="0.0343005" calcext:value-type="float">
            <text:p>0.0343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05005" calcext:value-type="float">
            <text:p>0.0405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467005" calcext:value-type="float">
            <text:p>0.0467005</text:p>
          </table:table-cell>
          <table:table-cell office:value-type="float" office:value="0.688993" calcext:value-type="float">
            <text:p>0.688993</text:p>
          </table:table-cell>
          <table:table-cell office:value-type="float" office:value="0.2502026" calcext:value-type="float">
            <text:p>0.2502026</text:p>
          </table:table-cell>
          <table:table-cell office:value-type="float" office:value="0.0529005" calcext:value-type="float">
            <text:p>0.0529005</text:p>
          </table:table-cell>
        </table:table-row>
        <table:table-row table:style-name="ro1">
          <table:table-cell office:value-type="string" calcext:value-type="string">
            <text:p>y_minus_1</text:p>
          </table:table-cell>
          <table:table-cell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25:04</text:p>
          </table:table-cell>
          <table:table-cell office:value-type="float" office:value="-0.0004036" calcext:value-type="float">
            <text:p>-0.0004036</text:p>
          </table:table-cell>
          <table:table-cell office:value-type="float" office:value="0.692098" calcext:value-type="float">
            <text:p>0.692098</text:p>
          </table:table-cell>
          <table:table-cell office:value-type="float" office:value="0.6916943" calcext:value-type="float">
            <text:p>0.6916943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85117" calcext:value-type="float">
            <text:p>0.0385117</text:p>
          </table:table-cell>
          <table:table-cell office:value-type="float" office:value="10" calcext:value-type="float">
            <text:p>10</text:p>
          </table:table-cell>
          <table:table-cell office:value-type="float" office:value="0.987280011177063" calcext:value-type="float">
            <text:p>0.987280011177063</text:p>
          </table:table-cell>
          <table:table-cell office:value-type="float" office:value="0.195233806967735" calcext:value-type="float">
            <text:p>0.195233806967735</text:p>
          </table:table-cell>
          <table:table-cell office:value-type="float" office:value="0.792046204209328" calcext:value-type="float">
            <text:p>0.792046204209328</text:p>
          </table:table-cell>
          <table:table-cell office:value-type="float" office:value="0.505489827692509" calcext:value-type="float">
            <text:p>0.505489827692509</text:p>
          </table:table-cell>
          <table:table-cell office:value-type="float" office:value="0.296063300984324" calcext:value-type="float">
            <text:p>0.296063300984324</text:p>
          </table:table-cell>
          <table:table-cell office:value-type="float" office:value="0.439669248461723" calcext:value-type="float">
            <text:p>0.439669248461723</text:p>
          </table:table-cell>
          <table:table-cell office:value-type="float" office:value="0.571310406923294" calcext:value-type="float">
            <text:p>0.571310406923294</text:p>
          </table:table-cell>
          <table:table-cell office:value-type="float" office:value="0.131641158461571" calcext:value-type="float">
            <text:p>0.131641158461571</text:p>
          </table:table-cell>
          <table:table-cell office:value-type="float" office:value="0.1952338" calcext:value-type="float">
            <text:p>0.1952338</text:p>
          </table:table-cell>
          <table:table-cell office:value-type="float" office:value="0.2473776" calcext:value-type="float">
            <text:p>0.2473776</text:p>
          </table:table-cell>
          <table:table-cell office:value-type="float" office:value="0.30217" calcext:value-type="float">
            <text:p>0.30217</text:p>
          </table:table-cell>
          <table:table-cell office:value-type="float" office:value="0.774613" calcext:value-type="float">
            <text:p>0.774613</text:p>
          </table:table-cell>
          <table:table-cell office:value-type="float" office:value="0.6789518" calcext:value-type="float">
            <text:p>0.6789518</text:p>
          </table:table-cell>
          <table:table-cell office:value-type="float" office:value="0.0174824" calcext:value-type="float">
            <text:p>0.0174824</text:p>
          </table:table-cell>
          <table:table-cell office:value-type="float" office:value="0.2432448" calcext:value-type="float">
            <text:p>0.2432448</text:p>
          </table:table-cell>
          <table:table-cell office:value-type="float" office:value="0.3260976" calcext:value-type="float">
            <text:p>0.3260976</text:p>
          </table:table-cell>
          <table:table-cell office:value-type="float" office:value="0.4183148" calcext:value-type="float">
            <text:p>0.4183148</text:p>
          </table:table-cell>
          <table:table-cell office:value-type="float" office:value="0.98728" calcext:value-type="float">
            <text:p>0.98728</text:p>
          </table:table-cell>
          <table:table-cell office:value-type="float" office:value="0.8816148" calcext:value-type="float">
            <text:p>0.8816148</text:p>
          </table:table-cell>
          <table:table-cell office:value-type="float" office:value="-0.01025" calcext:value-type="float">
            <text:p>-0.01025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951979" calcext:value-type="float">
            <text:p>0.6951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95198" calcext:value-type="float">
            <text:p>0.6951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951981" calcext:value-type="float">
            <text:p>0.6951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19015" calcext:value-type="float">
            <text:p>0.0219015</text:p>
          </table:table-cell>
          <table:table-cell office:value-type="float" office:value="0.6889979" calcext:value-type="float">
            <text:p>0.6889979</text:p>
          </table:table-cell>
          <table:table-cell office:value-type="float" office:value="0.2462053" calcext:value-type="float">
            <text:p>0.2462053</text:p>
          </table:table-cell>
          <table:table-cell office:value-type="float" office:value="0.0281015" calcext:value-type="float">
            <text:p>0.0281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343015" calcext:value-type="float">
            <text:p>0.0343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05015" calcext:value-type="float">
            <text:p>0.0405015</text:p>
          </table:table-cell>
          <table:table-cell office:value-type="float" office:value="0.688998" calcext:value-type="float">
            <text:p>0.688998</text:p>
          </table:table-cell>
          <table:table-cell office:value-type="float" office:value="0.2462054" calcext:value-type="float">
            <text:p>0.2462054</text:p>
          </table:table-cell>
          <table:table-cell office:value-type="float" office:value="0.0467015" calcext:value-type="float">
            <text:p>0.0467015</text:p>
          </table:table-cell>
          <table:table-cell office:value-type="float" office:value="0.6889981" calcext:value-type="float">
            <text:p>0.6889981</text:p>
          </table:table-cell>
          <table:table-cell office:value-type="float" office:value="0.2462055" calcext:value-type="float">
            <text:p>0.2462055</text:p>
          </table:table-cell>
          <table:table-cell office:value-type="float" office:value="0.0529015" calcext:value-type="float">
            <text:p>0.0529015</text:p>
          </table:table-cell>
        </table:table-row>
        <table:table-row table:style-name="ro1">
          <table:table-cell office:value-type="string" calcext:value-type="string">
            <text:p>y_minus_2</text:p>
          </table:table-cell>
          <table:table-cell office:value-type="float" office:value="-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25:17</text:p>
          </table:table-cell>
          <table:table-cell office:value-type="float" office:value="-0.0004053" calcext:value-type="float">
            <text:p>-0.0004053</text:p>
          </table:table-cell>
          <table:table-cell office:value-type="float" office:value="0.692091" calcext:value-type="float">
            <text:p>0.692091</text:p>
          </table:table-cell>
          <table:table-cell office:value-type="float" office:value="0.6916857" calcext:value-type="float">
            <text:p>0.6916857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8248" calcext:value-type="float">
            <text:p>0.038248</text:p>
          </table:table-cell>
          <table:table-cell office:value-type="float" office:value="10" calcext:value-type="float">
            <text:p>10</text:p>
          </table:table-cell>
          <table:table-cell office:value-type="float" office:value="0.998759984970093" calcext:value-type="float">
            <text:p>0.998759984970093</text:p>
          </table:table-cell>
          <table:table-cell office:value-type="float" office:value="0.175553798675537" calcext:value-type="float">
            <text:p>0.175553798675537</text:p>
          </table:table-cell>
          <table:table-cell office:value-type="float" office:value="0.823206186294556" calcext:value-type="float">
            <text:p>0.823206186294556</text:p>
          </table:table-cell>
          <table:table-cell office:value-type="float" office:value="0.478347815573216" calcext:value-type="float">
            <text:p>0.478347815573216</text:p>
          </table:table-cell>
          <table:table-cell office:value-type="float" office:value="0.283888752887478" calcext:value-type="float">
            <text:p>0.283888752887478</text:p>
          </table:table-cell>
          <table:table-cell office:value-type="float" office:value="0.415807232260704" calcext:value-type="float">
            <text:p>0.415807232260704</text:p>
          </table:table-cell>
          <table:table-cell office:value-type="float" office:value="0.540888398885727" calcext:value-type="float">
            <text:p>0.540888398885727</text:p>
          </table:table-cell>
          <table:table-cell office:value-type="float" office:value="0.125081166625023" calcext:value-type="float">
            <text:p>0.125081166625023</text:p>
          </table:table-cell>
          <table:table-cell office:value-type="float" office:value="0.1755538" calcext:value-type="float">
            <text:p>0.1755538</text:p>
          </table:table-cell>
          <table:table-cell office:value-type="float" office:value="0.2367176" calcext:value-type="float">
            <text:p>0.2367176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802903" calcext:value-type="float">
            <text:p>0.802903</text:p>
          </table:table-cell>
          <table:table-cell office:value-type="float" office:value="0.5645618" calcext:value-type="float">
            <text:p>0.5645618</text:p>
          </table:table-cell>
          <table:table-cell office:value-type="float" office:value="0.0178924" calcext:value-type="float">
            <text:p>0.0178924</text:p>
          </table:table-cell>
          <table:table-cell office:value-type="float" office:value="0.2301248" calcext:value-type="float">
            <text:p>0.2301248</text:p>
          </table:table-cell>
          <table:table-cell office:value-type="float" office:value="0.3178976" calcext:value-type="float">
            <text:p>0.3178976</text:p>
          </table:table-cell>
          <table:table-cell office:value-type="float" office:value="0.4174948" calcext:value-type="float">
            <text:p>0.4174948</text:p>
          </table:table-cell>
          <table:table-cell office:value-type="float" office:value="0.99876" calcext:value-type="float">
            <text:p>0.99876</text:p>
          </table:table-cell>
          <table:table-cell office:value-type="float" office:value="0.7401648" calcext:value-type="float">
            <text:p>0.7401648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1901" calcext:value-type="float">
            <text:p>0.0219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28101" calcext:value-type="float">
            <text:p>0.028101</text:p>
          </table:table-cell>
          <table:table-cell office:value-type="float" office:value="0.695191" calcext:value-type="float">
            <text:p>0.69519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0501" calcext:value-type="float">
            <text:p>0.0405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46701" calcext:value-type="float">
            <text:p>0.046701</text:p>
          </table:table-cell>
          <table:table-cell office:value-type="float" office:value="0.6951911" calcext:value-type="float">
            <text:p>0.6951911</text:p>
          </table:table-cell>
          <table:table-cell office:value-type="float" office:value="0.2452042" calcext:value-type="float">
            <text:p>0.2452042</text:p>
          </table:table-cell>
          <table:table-cell office:value-type="float" office:value="0.052901" calcext:value-type="float">
            <text:p>0.05290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19011" calcext:value-type="float">
            <text:p>0.0219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281011" calcext:value-type="float">
            <text:p>0.0281011</text:p>
          </table:table-cell>
          <table:table-cell office:value-type="float" office:value="0.688991" calcext:value-type="float">
            <text:p>0.68899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343011" calcext:value-type="float">
            <text:p>0.0343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05011" calcext:value-type="float">
            <text:p>0.0405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467011" calcext:value-type="float">
            <text:p>0.0467011</text:p>
          </table:table-cell>
          <table:table-cell office:value-type="float" office:value="0.6889911" calcext:value-type="float">
            <text:p>0.6889911</text:p>
          </table:table-cell>
          <table:table-cell office:value-type="float" office:value="0.2452041" calcext:value-type="float">
            <text:p>0.2452041</text:p>
          </table:table-cell>
          <table:table-cell office:value-type="float" office:value="0.0529011" calcext:value-type="float">
            <text:p>0.0529011</text:p>
          </table:table-cell>
        </table:table-row>
        <table:table-row table:style-name="ro1">
          <table:table-cell office:value-type="string" calcext:value-type="string">
            <text:p>y_minus_3</text:p>
          </table:table-cell>
          <table:table-cell office:value-type="float" office:value="-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025-07-09 13:25:29</text:p>
          </table:table-cell>
          <table:table-cell office:value-type="float" office:value="-0.0003984" calcext:value-type="float">
            <text:p>-0.0003984</text:p>
          </table:table-cell>
          <table:table-cell office:value-type="float" office:value="0.6920987" calcext:value-type="float">
            <text:p>0.6920987</text:p>
          </table:table-cell>
          <table:table-cell office:value-type="float" office:value="0.6917004" calcext:value-type="float">
            <text:p>0.6917004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72371" calcext:value-type="float">
            <text:p>0.0372371</text:p>
          </table:table-cell>
          <table:table-cell office:value-type="float" office:value="10" calcext:value-type="float">
            <text:p>10</text:p>
          </table:table-cell>
          <table:table-cell office:value-type="float" office:value="1.03524994850159" calcext:value-type="float">
            <text:p>1.03524994850159</text:p>
          </table:table-cell>
          <table:table-cell office:value-type="float" office:value="0.1628437936306" calcext:value-type="float">
            <text:p>0.1628437936306</text:p>
          </table:table-cell>
          <table:table-cell office:value-type="float" office:value="0.872406154870987" calcext:value-type="float">
            <text:p>0.872406154870987</text:p>
          </table:table-cell>
          <table:table-cell office:value-type="float" office:value="0.42799981534481" calcext:value-type="float">
            <text:p>0.42799981534481</text:p>
          </table:table-cell>
          <table:table-cell office:value-type="float" office:value="0.286135731336685" calcext:value-type="float">
            <text:p>0.286135731336685</text:p>
          </table:table-cell>
          <table:table-cell office:value-type="float" office:value="0.37300323843956" calcext:value-type="float">
            <text:p>0.37300323843956</text:p>
          </table:table-cell>
          <table:table-cell office:value-type="float" office:value="0.482996392250061" calcext:value-type="float">
            <text:p>0.482996392250061</text:p>
          </table:table-cell>
          <table:table-cell office:value-type="float" office:value="0.109993153810501" calcext:value-type="float">
            <text:p>0.109993153810501</text:p>
          </table:table-cell>
          <table:table-cell office:value-type="float" office:value="0.1628438" calcext:value-type="float">
            <text:p>0.1628438</text:p>
          </table:table-cell>
          <table:table-cell office:value-type="float" office:value="0.2346676" calcext:value-type="float">
            <text:p>0.2346676</text:p>
          </table:table-cell>
          <table:table-cell office:value-type="float" office:value="0.30463" calcext:value-type="float">
            <text:p>0.30463</text:p>
          </table:table-cell>
          <table:table-cell office:value-type="float" office:value="0.845953" calcext:value-type="float">
            <text:p>0.845953</text:p>
          </table:table-cell>
          <table:table-cell office:value-type="float" office:value="0.3169218" calcext:value-type="float">
            <text:p>0.3169218</text:p>
          </table:table-cell>
          <table:table-cell office:value-type="float" office:value="0.0195324" calcext:value-type="float">
            <text:p>0.0195324</text:p>
          </table:table-cell>
          <table:table-cell office:value-type="float" office:value="0.2161848" calcext:value-type="float">
            <text:p>0.2161848</text:p>
          </table:table-cell>
          <table:table-cell office:value-type="float" office:value="0.3146176" calcext:value-type="float">
            <text:p>0.3146176</text:p>
          </table:table-cell>
          <table:table-cell office:value-type="float" office:value="0.4392248" calcext:value-type="float">
            <text:p>0.4392248</text:p>
          </table:table-cell>
          <table:table-cell office:value-type="float" office:value="1.0352499" calcext:value-type="float">
            <text:p>1.0352499</text:p>
          </table:table-cell>
          <table:table-cell office:value-type="float" office:value="0.4097048" calcext:value-type="float">
            <text:p>0.4097048</text:p>
          </table:table-cell>
          <table:table-cell office:value-type="float" office:value="-0.00656" calcext:value-type="float">
            <text:p>-0.00656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7" calcext:value-type="float">
            <text:p>0.0219007</text:p>
          </table:table-cell>
          <table:table-cell office:value-type="float" office:value="0.6951988" calcext:value-type="float">
            <text:p>0.6951988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281007" calcext:value-type="float">
            <text:p>0.0281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7" calcext:value-type="float">
            <text:p>0.0343007</text:p>
          </table:table-cell>
          <table:table-cell office:value-type="float" office:value="0.6951987" calcext:value-type="float">
            <text:p>0.6951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7" calcext:value-type="float">
            <text:p>0.0405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7" calcext:value-type="float">
            <text:p>0.0467007</text:p>
          </table:table-cell>
          <table:table-cell office:value-type="float" office:value="0.6951986" calcext:value-type="float">
            <text:p>0.6951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7" calcext:value-type="float">
            <text:p>0.0529007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19006" calcext:value-type="float">
            <text:p>0.0219006</text:p>
          </table:table-cell>
          <table:table-cell office:value-type="float" office:value="0.6889988" calcext:value-type="float">
            <text:p>0.6889988</text:p>
          </table:table-cell>
          <table:table-cell office:value-type="float" office:value="0.2442059" calcext:value-type="float">
            <text:p>0.2442059</text:p>
          </table:table-cell>
          <table:table-cell office:value-type="float" office:value="0.0281006" calcext:value-type="float">
            <text:p>0.0281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343006" calcext:value-type="float">
            <text:p>0.0343006</text:p>
          </table:table-cell>
          <table:table-cell office:value-type="float" office:value="0.6889987" calcext:value-type="float">
            <text:p>0.6889987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05006" calcext:value-type="float">
            <text:p>0.0405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467006" calcext:value-type="float">
            <text:p>0.0467006</text:p>
          </table:table-cell>
          <table:table-cell office:value-type="float" office:value="0.6889986" calcext:value-type="float">
            <text:p>0.6889986</text:p>
          </table:table-cell>
          <table:table-cell office:value-type="float" office:value="0.244206" calcext:value-type="float">
            <text:p>0.244206</text:p>
          </table:table-cell>
          <table:table-cell office:value-type="float" office:value="0.0529006" calcext:value-type="float">
            <text:p>0.0529006</text:p>
          </table:table-cell>
        </table:table-row>
        <table:table-row table:style-name="ro1">
          <table:table-cell office:value-type="string" calcext:value-type="string">
            <text:p>z_plus_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25:42</text:p>
          </table:table-cell>
          <table:table-cell office:value-type="float" office:value="-0.0001182" calcext:value-type="float">
            <text:p>-0.0001182</text:p>
          </table:table-cell>
          <table:table-cell office:value-type="float" office:value="0.6920959" calcext:value-type="float">
            <text:p>0.6920959</text:p>
          </table:table-cell>
          <table:table-cell office:value-type="float" office:value="0.6916777" calcext:value-type="float">
            <text:p>0.6916777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88485" calcext:value-type="float">
            <text:p>0.0388485</text:p>
          </table:table-cell>
          <table:table-cell office:value-type="float" office:value="8" calcext:value-type="float">
            <text:p>8</text:p>
          </table:table-cell>
          <table:table-cell office:value-type="float" office:value="0.89995002746582" calcext:value-type="float">
            <text:p>0.89995002746582</text:p>
          </table:table-cell>
          <table:table-cell office:value-type="float" office:value="-0.056055199354887" calcext:value-type="float">
            <text:p>-0.056055199354887</text:p>
          </table:table-cell>
          <table:table-cell office:value-type="float" office:value="0.956005226820707" calcext:value-type="float">
            <text:p>0.956005226820707</text:p>
          </table:table-cell>
          <table:table-cell office:value-type="float" office:value="0.375396827608347" calcext:value-type="float">
            <text:p>0.375396827608347</text:p>
          </table:table-cell>
          <table:table-cell office:value-type="float" office:value="0.283197159763988" calcext:value-type="float">
            <text:p>0.283197159763988</text:p>
          </table:table-cell>
          <table:table-cell office:value-type="float" office:value="0.333233246952295" calcext:value-type="float">
            <text:p>0.333233246952295</text:p>
          </table:table-cell>
          <table:table-cell office:value-type="float" office:value="0.417560408264399" calcext:value-type="float">
            <text:p>0.417560408264399</text:p>
          </table:table-cell>
          <table:table-cell office:value-type="float" office:value="0.0843271613121033" calcext:value-type="float">
            <text:p>0.0843271613121033</text:p>
          </table:table-cell>
          <table:table-cell office:value-type="float" office:value="0.2542738" calcext:value-type="float">
            <text:p>0.2542738</text:p>
          </table:table-cell>
          <table:table-cell office:value-type="float" office:value="0.3170776" calcext:value-type="float">
            <text:p>0.3170776</text:p>
          </table:table-cell>
          <table:table-cell office:value-type="float" office:value="0.37228" calcext:value-type="float">
            <text:p>0.37228</text:p>
          </table:table-cell>
          <table:table-cell office:value-type="float" office:value="0.690563" calcext:value-type="float">
            <text:p>0.690563</text:p>
          </table:table-cell>
          <table:table-cell office:value-type="float" office:value="0.0319718" calcext:value-type="float">
            <text:p>0.0319718</text:p>
          </table:table-cell>
          <table:table-cell office:value-type="float" office:value="0.0162524" calcext:value-type="float">
            <text:p>0.0162524</text:p>
          </table:table-cell>
          <table:table-cell office:value-type="float" office:value="0.3117148" calcext:value-type="float">
            <text:p>0.3117148</text:p>
          </table:table-cell>
          <table:table-cell office:value-type="float" office:value="0.4179376" calcext:value-type="float">
            <text:p>0.4179376</text:p>
          </table:table-cell>
          <table:table-cell office:value-type="float" office:value="0.5142548" calcext:value-type="float">
            <text:p>0.5142548</text:p>
          </table:table-cell>
          <table:table-cell office:value-type="float" office:value="0.89995" calcext:value-type="float">
            <text:p>0.89995</text:p>
          </table:table-cell>
          <table:table-cell office:value-type="float" office:value="-0.0560552" calcext:value-type="float">
            <text:p>-0.0560552</text:p>
          </table:table-cell>
          <table:table-cell office:value-type="float" office:value="-0.00697" calcext:value-type="float">
            <text:p>-0.00697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2" calcext:value-type="float">
            <text:p>0.0269022</text:p>
          </table:table-cell>
          <table:table-cell office:value-type="float" office:value="0.6951958" calcext:value-type="float">
            <text:p>0.6951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331022" calcext:value-type="float">
            <text:p>0.0331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2" calcext:value-type="float">
            <text:p>0.0393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2" calcext:value-type="float">
            <text:p>0.0455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2" calcext:value-type="float">
            <text:p>0.0517022</text:p>
          </table:table-cell>
          <table:table-cell office:value-type="float" office:value="0.6951959" calcext:value-type="float">
            <text:p>0.6951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2" calcext:value-type="float">
            <text:p>0.0579022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1" calcext:value-type="float">
            <text:p>0.2472051</text:p>
          </table:table-cell>
          <table:table-cell office:value-type="float" office:value="0.0269023" calcext:value-type="float">
            <text:p>0.0269023</text:p>
          </table:table-cell>
          <table:table-cell office:value-type="float" office:value="0.6889958" calcext:value-type="float">
            <text:p>0.6889958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31023" calcext:value-type="float">
            <text:p>0.0331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393023" calcext:value-type="float">
            <text:p>0.0393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455023" calcext:value-type="float">
            <text:p>0.0455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17023" calcext:value-type="float">
            <text:p>0.0517023</text:p>
          </table:table-cell>
          <table:table-cell office:value-type="float" office:value="0.6889959" calcext:value-type="float">
            <text:p>0.6889959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0579023" calcext:value-type="float">
            <text:p>0.0579023</text:p>
          </table:table-cell>
        </table:table-row>
        <table:table-row table:style-name="ro1">
          <table:table-cell office:value-type="string" calcext:value-type="string">
            <text:p>z_plus_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25:55</text:p>
          </table:table-cell>
          <table:table-cell office:value-type="float" office:value="-0.0002154" calcext:value-type="float">
            <text:p>-0.0002154</text:p>
          </table:table-cell>
          <table:table-cell office:value-type="float" office:value="0.6921019" calcext:value-type="float">
            <text:p>0.6921019</text:p>
          </table:table-cell>
          <table:table-cell office:value-type="float" office:value="0.6916865" calcext:value-type="float">
            <text:p>0.6916865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9123" calcext:value-type="float">
            <text:p>0.0389123</text:p>
          </table:table-cell>
          <table:table-cell office:value-type="float" office:value="6" calcext:value-type="float">
            <text:p>6</text:p>
          </table:table-cell>
          <table:table-cell office:value-type="float" office:value="0.665134787559509" calcext:value-type="float">
            <text:p>0.665134787559509</text:p>
          </table:table-cell>
          <table:table-cell office:value-type="float" office:value="-0.0818852037191391" calcext:value-type="float">
            <text:p>-0.0818852037191391</text:p>
          </table:table-cell>
          <table:table-cell office:value-type="float" office:value="0.747019991278648" calcext:value-type="float">
            <text:p>0.747019991278648</text:p>
          </table:table-cell>
          <table:table-cell office:value-type="float" office:value="0.284089819900691" calcext:value-type="float">
            <text:p>0.284089819900691</text:p>
          </table:table-cell>
          <table:table-cell office:value-type="float" office:value="0.274336492486567" calcext:value-type="float">
            <text:p>0.274336492486567</text:p>
          </table:table-cell>
          <table:table-cell office:value-type="float" office:value="0.257219241373241" calcext:value-type="float">
            <text:p>0.257219241373241</text:p>
          </table:table-cell>
          <table:table-cell office:value-type="float" office:value="0.310960398428142" calcext:value-type="float">
            <text:p>0.310960398428142</text:p>
          </table:table-cell>
          <table:table-cell office:value-type="float" office:value="0.0537411570549011" calcext:value-type="float">
            <text:p>0.0537411570549011</text:p>
          </table:table-cell>
          <table:table-cell office:value-type="float" office:value="0.3448838" calcext:value-type="float">
            <text:p>0.3448838</text:p>
          </table:table-cell>
          <table:table-cell office:value-type="float" office:value="0.4269576" calcext:value-type="float">
            <text:p>0.4269576</text:p>
          </table:table-cell>
          <table:table-cell office:value-type="float" office:value="0.48872" calcext:value-type="float">
            <text:p>0.48872</text:p>
          </table:table-cell>
          <table:table-cell office:value-type="float" office:value="0.013243" calcext:value-type="float">
            <text:p>0.013243</text:p>
          </table:table-cell>
          <table:table-cell office:value-type="float" office:value="0.0122918" calcext:value-type="float">
            <text:p>0.0122918</text:p>
          </table:table-cell>
          <table:table-cell office:value-type="float" office:value="0.0158424" calcext:value-type="float">
            <text:p>0.0158424</text:p>
          </table:table-cell>
          <table:table-cell office:value-type="float" office:value="0.4252848" calcext:value-type="float">
            <text:p>0.4252848</text:p>
          </table:table-cell>
          <table:table-cell office:value-type="float" office:value="0.5602076" calcext:value-type="float">
            <text:p>0.5602076</text:p>
          </table:table-cell>
          <table:table-cell office:value-type="float" office:value="0.6651348" calcext:value-type="float">
            <text:p>0.6651348</text:p>
          </table:table-cell>
          <table:table-cell office:value-type="float" office:value="-0.01394" calcext:value-type="float">
            <text:p>-0.01394</text:p>
          </table:table-cell>
          <table:table-cell office:value-type="float" office:value="-0.0818852" calcext:value-type="float">
            <text:p>-0.0818852</text:p>
          </table:table-cell>
          <table:table-cell office:value-type="float" office:value="-0.00697" calcext:value-type="float">
            <text:p>-0.00697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952019" calcext:value-type="float">
            <text:p>0.6952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18952" calcext:value-type="float">
            <text:p>0.0318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380952" calcext:value-type="float">
            <text:p>0.0380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442952" calcext:value-type="float">
            <text:p>0.0442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04952" calcext:value-type="float">
            <text:p>0.0504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566952" calcext:value-type="float">
            <text:p>0.0566952</text:p>
          </table:table-cell>
          <table:table-cell office:value-type="float" office:value="0.6890019" calcext:value-type="float">
            <text:p>0.6890019</text:p>
          </table:table-cell>
          <table:table-cell office:value-type="float" office:value="0.2472173" calcext:value-type="float">
            <text:p>0.2472173</text:p>
          </table:table-cell>
          <table:table-cell office:value-type="float" office:value="0.0628952" calcext:value-type="float">
            <text:p>0.0628952</text:p>
          </table:table-cell>
        </table:table-row>
        <table:table-row table:style-name="ro1">
          <table:table-cell office:value-type="string" calcext:value-type="string">
            <text:p>z_plus_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26:08</text:p>
          </table:table-cell>
          <table:table-cell office:value-type="float" office:value="-0.0001179" calcext:value-type="float">
            <text:p>-0.0001179</text:p>
          </table:table-cell>
          <table:table-cell office:value-type="float" office:value="0.6920954" calcext:value-type="float">
            <text:p>0.6920954</text:p>
          </table:table-cell>
          <table:table-cell office:value-type="float" office:value="0.6917775" calcext:value-type="float">
            <text:p>0.6917775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02072" calcext:value-type="float">
            <text:p>0.0402072</text:p>
          </table:table-cell>
          <table:table-cell office:value-type="float" office:value="4" calcext:value-type="float">
            <text:p>4</text:p>
          </table:table-cell>
          <table:table-cell office:value-type="float" office:value="0.721337616443634" calcext:value-type="float">
            <text:p>0.721337616443634</text:p>
          </table:table-cell>
          <table:table-cell office:value-type="float" office:value="-0.0843451991677284" calcext:value-type="float">
            <text:p>-0.0843451991677284</text:p>
          </table:table-cell>
          <table:table-cell office:value-type="float" office:value="0.805682815611362" calcext:value-type="float">
            <text:p>0.805682815611362</text:p>
          </table:table-cell>
          <table:table-cell office:value-type="float" office:value="0.236611824546708" calcext:value-type="float">
            <text:p>0.236611824546708</text:p>
          </table:table-cell>
          <table:table-cell office:value-type="float" office:value="0.331748270315158" calcext:value-type="float">
            <text:p>0.331748270315158</text:p>
          </table:table-cell>
          <table:table-cell office:value-type="float" office:value="0.216055239865091" calcext:value-type="float">
            <text:p>0.216055239865091</text:p>
          </table:table-cell>
          <table:table-cell office:value-type="float" office:value="0.257168409228325" calcext:value-type="float">
            <text:p>0.257168409228325</text:p>
          </table:table-cell>
          <table:table-cell office:value-type="float" office:value="0.0411131693632342" calcext:value-type="float">
            <text:p>0.0411131693632342</text:p>
          </table:table-cell>
          <table:table-cell office:value-type="float" office:value="0.5142138" calcext:value-type="float">
            <text:p>0.5142138</text:p>
          </table:table-cell>
          <table:table-cell office:value-type="float" office:value="0.5876776" calcext:value-type="float">
            <text:p>0.5876776</text:p>
          </table:table-cell>
          <table:table-cell office:value-type="float" office:value="-0.00082" calcext:value-type="float">
            <text:p>-0.00082</text:p>
          </table:table-cell>
          <table:table-cell office:value-type="float" office:value="-0.030217" calcext:value-type="float">
            <text:p>-0.030217</text:p>
          </table:table-cell>
          <table:table-cell office:value-type="float" office:value="0.0094218" calcext:value-type="float">
            <text:p>0.0094218</text:p>
          </table:table-cell>
          <table:table-cell office:value-type="float" office:value="0.0162524" calcext:value-type="float">
            <text:p>0.0162524</text:p>
          </table:table-cell>
          <table:table-cell office:value-type="float" office:value="0.6323348" calcext:value-type="float">
            <text:p>0.6323348</text:p>
          </table:table-cell>
          <table:table-cell office:value-type="float" office:value="0.7213376" calcext:value-type="float">
            <text:p>0.7213376</text:p>
          </table:table-cell>
          <table:table-cell office:value-type="float" office:value="0.0862148" calcext:value-type="float">
            <text:p>0.0862148</text:p>
          </table:table-cell>
          <table:table-cell office:value-type="float" office:value="-0.0697" calcext:value-type="float">
            <text:p>-0.0697</text:p>
          </table:table-cell>
          <table:table-cell office:value-type="float" office:value="-0.0843452" calcext:value-type="float">
            <text:p>-0.0843452</text:p>
          </table:table-cell>
          <table:table-cell office:value-type="float" office:value="-0.00738" calcext:value-type="float">
            <text:p>-0.00738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951953" calcext:value-type="float">
            <text:p>0.6951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951954" calcext:value-type="float">
            <text:p>0.6951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369021" calcext:value-type="float">
            <text:p>0.0369021</text:p>
          </table:table-cell>
          <table:table-cell office:value-type="float" office:value="0.6889953" calcext:value-type="float">
            <text:p>0.6889953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31021" calcext:value-type="float">
            <text:p>0.0431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493021" calcext:value-type="float">
            <text:p>0.0493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555021" calcext:value-type="float">
            <text:p>0.0555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17021" calcext:value-type="float">
            <text:p>0.0617021</text:p>
          </table:table-cell>
          <table:table-cell office:value-type="float" office:value="0.6889954" calcext:value-type="float">
            <text:p>0.6889954</text:p>
          </table:table-cell>
          <table:table-cell office:value-type="float" office:value="0.2472064" calcext:value-type="float">
            <text:p>0.2472064</text:p>
          </table:table-cell>
          <table:table-cell office:value-type="float" office:value="0.0679021" calcext:value-type="float">
            <text:p>0.0679021</text:p>
          </table:table-cell>
        </table:table-row>
        <table:table-row table:style-name="ro1">
          <table:table-cell office:value-type="string" calcext:value-type="string">
            <text:p>z_plus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025-07-09 13:26:20</text:p>
          </table:table-cell>
          <table:table-cell office:value-type="float" office:value="-0.0001567" calcext:value-type="float">
            <text:p>-0.0001567</text:p>
          </table:table-cell>
          <table:table-cell office:value-type="float" office:value="0.6920972" calcext:value-type="float">
            <text:p>0.6920972</text:p>
          </table:table-cell>
          <table:table-cell office:value-type="float" office:value="0.6918375" calcext:value-type="float">
            <text:p>0.6918375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30051" calcext:value-type="float">
            <text:p>0.0430051</text:p>
          </table:table-cell>
          <table:table-cell office:value-type="float" office:value="4" calcext:value-type="float">
            <text:p>4</text:p>
          </table:table-cell>
          <table:table-cell office:value-type="float" office:value="0.929994821548462" calcext:value-type="float">
            <text:p>0.929994821548462</text:p>
          </table:table-cell>
          <table:table-cell office:value-type="float" office:value="-0.0955300033092499" calcext:value-type="float">
            <text:p>-0.0955300033092499</text:p>
          </table:table-cell>
          <table:table-cell office:value-type="float" office:value="1.02552482485771" calcext:value-type="float">
            <text:p>1.02552482485771</text:p>
          </table:table-cell>
          <table:table-cell office:value-type="float" office:value="0.172282824199647" calcext:value-type="float">
            <text:p>0.172282824199647</text:p>
          </table:table-cell>
          <table:table-cell office:value-type="float" office:value="0.366864669990339" calcext:value-type="float">
            <text:p>0.366864669990339</text:p>
          </table:table-cell>
          <table:table-cell office:value-type="float" office:value="0.161689242906868" calcext:value-type="float">
            <text:p>0.161689242906868</text:p>
          </table:table-cell>
          <table:table-cell office:value-type="float" office:value="0.182876405492425" calcext:value-type="float">
            <text:p>0.182876405492425</text:p>
          </table:table-cell>
          <table:table-cell office:value-type="float" office:value="0.0211871625855565" calcext:value-type="float">
            <text:p>0.0211871625855565</text:p>
          </table:table-cell>
          <table:table-cell office:value-type="float" office:value="0.7438138" calcext:value-type="float">
            <text:p>0.7438138</text:p>
          </table:table-cell>
          <table:table-cell office:value-type="float" office:value="0.1891576" calcext:value-type="float">
            <text:p>0.1891576</text:p>
          </table:table-cell>
          <table:table-cell office:value-type="float" office:value="-0.09553" calcext:value-type="float">
            <text:p>-0.09553</text:p>
          </table:table-cell>
          <table:table-cell office:value-type="float" office:value="-0.033907" calcext:value-type="float">
            <text:p>-0.033907</text:p>
          </table:table-cell>
          <table:table-cell office:value-type="float" office:value="0.0049118" calcext:value-type="float">
            <text:p>0.0049118</text:p>
          </table:table-cell>
          <table:table-cell office:value-type="float" office:value="0.0158424" calcext:value-type="float">
            <text:p>0.0158424</text:p>
          </table:table-cell>
          <table:table-cell office:value-type="float" office:value="0.9299948" calcext:value-type="float">
            <text:p>0.9299948</text:p>
          </table:table-cell>
          <table:table-cell office:value-type="float" office:value="0.1735776" calcext:value-type="float">
            <text:p>0.1735776</text:p>
          </table:table-cell>
          <table:table-cell office:value-type="float" office:value="-0.0289952" calcext:value-type="float">
            <text:p>-0.0289952</text:p>
          </table:table-cell>
          <table:table-cell office:value-type="float" office:value="-0.07339" calcext:value-type="float">
            <text:p>-0.07339</text:p>
          </table:table-cell>
          <table:table-cell office:value-type="float" office:value="-0.0868052" calcext:value-type="float">
            <text:p>-0.0868052</text:p>
          </table:table-cell>
          <table:table-cell office:value-type="float" office:value="-0.00779" calcext:value-type="float">
            <text:p>-0.00779</text:p>
          </table:table-cell>
          <table:table-cell office:value-type="float" office:value="0.6951971" calcext:value-type="float">
            <text:p>0.6951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951972" calcext:value-type="float">
            <text:p>0.6951972</text:p>
          </table:table-cell>
          <table:table-cell office:value-type="float" office:value="0.2472082" calcext:value-type="float">
            <text:p>0.2472082</text:p>
          </table:table-cell>
          <table:table-cell office:value-type="float" office:value="0.0729008" calcext:value-type="float">
            <text:p>0.0729008</text:p>
          </table:table-cell>
          <table:table-cell office:value-type="float" office:value="0.6889971" calcext:value-type="float">
            <text:p>0.6889971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19008" calcext:value-type="float">
            <text:p>0.0419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481008" calcext:value-type="float">
            <text:p>0.0481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" calcext:value-type="float">
            <text:p>0.247208</text:p>
          </table:table-cell>
          <table:table-cell office:value-type="float" office:value="0.0543008" calcext:value-type="float">
            <text:p>0.0543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05008" calcext:value-type="float">
            <text:p>0.0605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667008" calcext:value-type="float">
            <text:p>0.0667008</text:p>
          </table:table-cell>
          <table:table-cell office:value-type="float" office:value="0.6889972" calcext:value-type="float">
            <text:p>0.6889972</text:p>
          </table:table-cell>
          <table:table-cell office:value-type="float" office:value="0.2472081" calcext:value-type="float">
            <text:p>0.2472081</text:p>
          </table:table-cell>
          <table:table-cell office:value-type="float" office:value="0.0729008" calcext:value-type="float">
            <text:p>0.0729008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5-07-09 13:26:34</text:p>
          </table:table-cell>
          <table:table-cell office:value-type="float" office:value="0.0000087" calcext:value-type="float">
            <text:p>0.0000087</text:p>
          </table:table-cell>
          <table:table-cell office:value-type="float" office:value="0.6927839" calcext:value-type="float">
            <text:p>0.6927839</text:p>
          </table:table-cell>
          <table:table-cell office:value-type="float" office:value="0.6927926" calcext:value-type="float">
            <text:p>0.6927926</text:p>
          </table:table-cell>
          <table:table-cell office:value-type="float" office:value="0.2472786" calcext:value-type="float">
            <text:p>0.2472786</text:p>
          </table:table-cell>
          <table:table-cell office:value-type="float" office:value="0.0378878" calcext:value-type="float">
            <text:p>0.0378878</text:p>
          </table:table-cell>
          <table:table-cell office:value-type="float" office:value="10" calcext:value-type="float">
            <text:p>10</text:p>
          </table:table-cell>
          <table:table-cell office:value-type="float" office:value="0.78363299369812" calcext:value-type="float">
            <text:p>0.78363299369812</text:p>
          </table:table-cell>
          <table:table-cell office:value-type="float" office:value="0.221924796700478" calcext:value-type="float">
            <text:p>0.221924796700478</text:p>
          </table:table-cell>
          <table:table-cell office:value-type="float" office:value="0.561708196997643" calcext:value-type="float">
            <text:p>0.561708196997643</text:p>
          </table:table-cell>
          <table:table-cell office:value-type="float" office:value="0.468425817787647" calcext:value-type="float">
            <text:p>0.468425817787647</text:p>
          </table:table-cell>
          <table:table-cell office:value-type="float" office:value="0.227740488018709" calcext:value-type="float">
            <text:p>0.227740488018709</text:p>
          </table:table-cell>
          <table:table-cell office:value-type="float" office:value="0.46976323723793" calcext:value-type="float">
            <text:p>0.46976323723793</text:p>
          </table:table-cell>
          <table:table-cell office:value-type="float" office:value="0.467088398337364" calcext:value-type="float">
            <text:p>0.467088398337364</text:p>
          </table:table-cell>
          <table:table-cell office:value-type="float" office:value="0.00267483890056608" calcext:value-type="float">
            <text:p>0.00267483890056608</text:p>
          </table:table-cell>
          <table:table-cell office:value-type="float" office:value="0.2628838" calcext:value-type="float">
            <text:p>0.2628838</text:p>
          </table:table-cell>
          <table:table-cell office:value-type="float" office:value="0.3027276" calcext:value-type="float">
            <text:p>0.3027276</text:p>
          </table:table-cell>
          <table:table-cell office:value-type="float" office:value="0.34522" calcext:value-type="float">
            <text:p>0.34522</text:p>
          </table:table-cell>
          <table:table-cell office:value-type="float" office:value="0.783633" calcext:value-type="float">
            <text:p>0.783633</text:p>
          </table:table-cell>
          <table:table-cell office:value-type="float" office:value="0.6543518" calcext:value-type="float">
            <text:p>0.6543518</text:p>
          </table:table-cell>
          <table:table-cell office:value-type="float" office:value="0.0158424" calcext:value-type="float">
            <text:p>0.0158424</text:p>
          </table:table-cell>
          <table:table-cell office:value-type="float" office:value="0.2219248" calcext:value-type="float">
            <text:p>0.2219248</text:p>
          </table:table-cell>
          <table:table-cell office:value-type="float" office:value="0.2838676" calcext:value-type="float">
            <text:p>0.2838676</text:p>
          </table:table-cell>
          <table:table-cell office:value-type="float" office:value="0.3621448" calcext:value-type="float">
            <text:p>0.3621448</text:p>
          </table:table-cell>
          <table:table-cell office:value-type="float" office:value="0.75686" calcext:value-type="float">
            <text:p>0.75686</text:p>
          </table:table-cell>
          <table:table-cell office:value-type="float" office:value="0.7106448" calcext:value-type="float">
            <text:p>0.7106448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958368" calcext:value-type="float">
            <text:p>0.6958368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958369" calcext:value-type="float">
            <text:p>0.6958369</text:p>
          </table:table-cell>
          <table:table-cell office:value-type="float" office:value="0.2478154" calcext:value-type="float">
            <text:p>0.2478154</text:p>
          </table:table-cell>
          <table:table-cell office:value-type="float" office:value="0.0528953" calcext:value-type="float">
            <text:p>0.052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18953" calcext:value-type="float">
            <text:p>0.0218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280953" calcext:value-type="float">
            <text:p>0.0280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342953" calcext:value-type="float">
            <text:p>0.0342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04953" calcext:value-type="float">
            <text:p>0.0404953</text:p>
          </table:table-cell>
          <table:table-cell office:value-type="float" office:value="0.689731" calcext:value-type="float">
            <text:p>0.68973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466953" calcext:value-type="float">
            <text:p>0.0466953</text:p>
          </table:table-cell>
          <table:table-cell office:value-type="float" office:value="0.6897311" calcext:value-type="float">
            <text:p>0.6897311</text:p>
          </table:table-cell>
          <table:table-cell office:value-type="float" office:value="0.2467388" calcext:value-type="float">
            <text:p>0.2467388</text:p>
          </table:table-cell>
          <table:table-cell office:value-type="float" office:value="0.0528953" calcext:value-type="float">
            <text:p>0.0528953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5-07-09 13:26:47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6933829" calcext:value-type="float">
            <text:p>0.6933829</text:p>
          </table:table-cell>
          <table:table-cell office:value-type="float" office:value="0.6937379" calcext:value-type="float">
            <text:p>0.6937379</text:p>
          </table:table-cell>
          <table:table-cell office:value-type="float" office:value="0.2475875" calcext:value-type="float">
            <text:p>0.2475875</text:p>
          </table:table-cell>
          <table:table-cell office:value-type="float" office:value="0.0373719" calcext:value-type="float">
            <text:p>0.0373719</text:p>
          </table:table-cell>
          <table:table-cell office:value-type="float" office:value="10" calcext:value-type="float">
            <text:p>10</text:p>
          </table:table-cell>
          <table:table-cell office:value-type="float" office:value="0.799212992191315" calcext:value-type="float">
            <text:p>0.799212992191315</text:p>
          </table:table-cell>
          <table:table-cell office:value-type="float" office:value="0.199784800410271" calcext:value-type="float">
            <text:p>0.199784800410271</text:p>
          </table:table-cell>
          <table:table-cell office:value-type="float" office:value="0.599428191781044" calcext:value-type="float">
            <text:p>0.599428191781044</text:p>
          </table:table-cell>
          <table:table-cell office:value-type="float" office:value="0.42685182094574" calcext:value-type="float">
            <text:p>0.42685182094574</text:p>
          </table:table-cell>
          <table:table-cell office:value-type="float" office:value="0.193170945875586" calcext:value-type="float">
            <text:p>0.193170945875586</text:p>
          </table:table-cell>
          <table:table-cell office:value-type="float" office:value="0.478865242004394" calcext:value-type="float">
            <text:p>0.478865242004394</text:p>
          </table:table-cell>
          <table:table-cell office:value-type="float" office:value="0.374838399887085" calcext:value-type="float">
            <text:p>0.374838399887085</text:p>
          </table:table-cell>
          <table:table-cell office:value-type="float" office:value="0.10402684211731" calcext:value-type="float">
            <text:p>0.10402684211731</text:p>
          </table:table-cell>
          <table:table-cell office:value-type="float" office:value="0.3051138" calcext:value-type="float">
            <text:p>0.3051138</text:p>
          </table:table-cell>
          <table:table-cell office:value-type="float" office:value="0.3334776" calcext:value-type="float">
            <text:p>0.3334776</text:p>
          </table:table-cell>
          <table:table-cell office:value-type="float" office:value="0.37433" calcext:value-type="float">
            <text:p>0.37433</text:p>
          </table:table-cell>
          <table:table-cell office:value-type="float" office:value="0.799213" calcext:value-type="float">
            <text:p>0.799213</text:p>
          </table:table-cell>
          <table:table-cell office:value-type="float" office:value="0.5821918" calcext:value-type="float">
            <text:p>0.5821918</text:p>
          </table:table-cell>
          <table:table-cell office:value-type="float" office:value="0.0137924" calcext:value-type="float">
            <text:p>0.0137924</text:p>
          </table:table-cell>
          <table:table-cell office:value-type="float" office:value="0.1997848" calcext:value-type="float">
            <text:p>0.1997848</text:p>
          </table:table-cell>
          <table:table-cell office:value-type="float" office:value="0.2379476" calcext:value-type="float">
            <text:p>0.2379476</text:p>
          </table:table-cell>
          <table:table-cell office:value-type="float" office:value="0.2944948" calcext:value-type="float">
            <text:p>0.2944948</text:p>
          </table:table-cell>
          <table:table-cell office:value-type="float" office:value="0.58589" calcext:value-type="float">
            <text:p>0.58589</text:p>
          </table:table-cell>
          <table:table-cell office:value-type="float" office:value="0.5560748" calcext:value-type="float">
            <text:p>0.5560748</text:p>
          </table:table-cell>
          <table:table-cell office:value-type="float" office:value="-0.00861" calcext:value-type="float">
            <text:p>-0.0086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62959" calcext:value-type="float">
            <text:p>0.6962959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6296" calcext:value-type="float">
            <text:p>0.696296</text:p>
          </table:table-cell>
          <table:table-cell office:value-type="float" office:value="0.2485186" calcext:value-type="float">
            <text:p>0.2485186</text:p>
          </table:table-cell>
          <table:table-cell office:value-type="float" office:value="0.0529501" calcext:value-type="float">
            <text:p>0.052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19501" calcext:value-type="float">
            <text:p>0.0219501</text:p>
          </table:table-cell>
          <table:table-cell office:value-type="float" office:value="0.6904698" calcext:value-type="float">
            <text:p>0.6904698</text:p>
          </table:table-cell>
          <table:table-cell office:value-type="float" office:value="0.246398" calcext:value-type="float">
            <text:p>0.246398</text:p>
          </table:table-cell>
          <table:table-cell office:value-type="float" office:value="0.0281501" calcext:value-type="float">
            <text:p>0.0281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343501" calcext:value-type="float">
            <text:p>0.0343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05501" calcext:value-type="float">
            <text:p>0.0405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467501" calcext:value-type="float">
            <text:p>0.0467501</text:p>
          </table:table-cell>
          <table:table-cell office:value-type="float" office:value="0.6904699" calcext:value-type="float">
            <text:p>0.6904699</text:p>
          </table:table-cell>
          <table:table-cell office:value-type="float" office:value="0.2463981" calcext:value-type="float">
            <text:p>0.2463981</text:p>
          </table:table-cell>
          <table:table-cell office:value-type="float" office:value="0.0529501" calcext:value-type="float">
            <text:p>0.0529501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5-07-09 13:27:00</text:p>
          </table:table-cell>
          <table:table-cell office:value-type="float" office:value="0.0004619" calcext:value-type="float">
            <text:p>0.0004619</text:p>
          </table:table-cell>
          <table:table-cell office:value-type="float" office:value="0.6940994" calcext:value-type="float">
            <text:p>0.6940994</text:p>
          </table:table-cell>
          <table:table-cell office:value-type="float" office:value="0.6945612" calcext:value-type="float">
            <text:p>0.6945612</text:p>
          </table:table-cell>
          <table:table-cell office:value-type="float" office:value="0.2480093" calcext:value-type="float">
            <text:p>0.2480093</text:p>
          </table:table-cell>
          <table:table-cell office:value-type="float" office:value="0.0367634" calcext:value-type="float">
            <text:p>0.0367634</text:p>
          </table:table-cell>
          <table:table-cell office:value-type="float" office:value="10" calcext:value-type="float">
            <text:p>10</text:p>
          </table:table-cell>
          <table:table-cell office:value-type="float" office:value="0.872602999210358" calcext:value-type="float">
            <text:p>0.872602999210358</text:p>
          </table:table-cell>
          <table:table-cell office:value-type="float" office:value="0.205524802207947" calcext:value-type="float">
            <text:p>0.205524802207947</text:p>
          </table:table-cell>
          <table:table-cell office:value-type="float" office:value="0.667078197002411" calcext:value-type="float">
            <text:p>0.667078197002411</text:p>
          </table:table-cell>
          <table:table-cell office:value-type="float" office:value="0.414100819826126" calcext:value-type="float">
            <text:p>0.414100819826126</text:p>
          </table:table-cell>
          <table:table-cell office:value-type="float" office:value="0.193980426731245" calcext:value-type="float">
            <text:p>0.193980426731245</text:p>
          </table:table-cell>
          <table:table-cell office:value-type="float" office:value="0.485343241691589" calcext:value-type="float">
            <text:p>0.485343241691589</text:p>
          </table:table-cell>
          <table:table-cell office:value-type="float" office:value="0.342858397960663" calcext:value-type="float">
            <text:p>0.342858397960663</text:p>
          </table:table-cell>
          <table:table-cell office:value-type="float" office:value="0.142484843730927" calcext:value-type="float">
            <text:p>0.142484843730927</text:p>
          </table:table-cell>
          <table:table-cell office:value-type="float" office:value="0.3436538" calcext:value-type="float">
            <text:p>0.3436538</text:p>
          </table:table-cell>
          <table:table-cell office:value-type="float" office:value="0.3511076" calcext:value-type="float">
            <text:p>0.3511076</text:p>
          </table:table-cell>
          <table:table-cell office:value-type="float" office:value="0.40426" calcext:value-type="float">
            <text:p>0.40426</text:p>
          </table:table-cell>
          <table:table-cell office:value-type="float" office:value="0.872603" calcext:value-type="float">
            <text:p>0.872603</text:p>
          </table:table-cell>
          <table:table-cell office:value-type="float" office:value="0.4550918" calcext:value-type="float">
            <text:p>0.4550918</text:p>
          </table:table-cell>
          <table:table-cell office:value-type="float" office:value="0.0137924" calcext:value-type="float">
            <text:p>0.0137924</text:p>
          </table:table-cell>
          <table:table-cell office:value-type="float" office:value="0.2055248" calcext:value-type="float">
            <text:p>0.2055248</text:p>
          </table:table-cell>
          <table:table-cell office:value-type="float" office:value="0.2256476" calcext:value-type="float">
            <text:p>0.2256476</text:p>
          </table:table-cell>
          <table:table-cell office:value-type="float" office:value="0.2690748" calcext:value-type="float">
            <text:p>0.2690748</text:p>
          </table:table-cell>
          <table:table-cell office:value-type="float" office:value="0.49282" calcext:value-type="float">
            <text:p>0.49282</text:p>
          </table:table-cell>
          <table:table-cell office:value-type="float" office:value="0.5212248" calcext:value-type="float">
            <text:p>0.5212248</text:p>
          </table:table-cell>
          <table:table-cell office:value-type="float" office:value="-0.00902" calcext:value-type="float">
            <text:p>-0.00902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67841" calcext:value-type="float">
            <text:p>0.6967841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6784" calcext:value-type="float">
            <text:p>0.696784</text:p>
          </table:table-cell>
          <table:table-cell office:value-type="float" office:value="0.2492926" calcext:value-type="float">
            <text:p>0.2492926</text:p>
          </table:table-cell>
          <table:table-cell office:value-type="float" office:value="0.0529036" calcext:value-type="float">
            <text:p>0.052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19036" calcext:value-type="float">
            <text:p>0.0219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281036" calcext:value-type="float">
            <text:p>0.0281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05036" calcext:value-type="float">
            <text:p>0.0405036</text:p>
          </table:table-cell>
          <table:table-cell office:value-type="float" office:value="0.6914147" calcext:value-type="float">
            <text:p>0.6914147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467036" calcext:value-type="float">
            <text:p>0.0467036</text:p>
          </table:table-cell>
          <table:table-cell office:value-type="float" office:value="0.6914146" calcext:value-type="float">
            <text:p>0.6914146</text:p>
          </table:table-cell>
          <table:table-cell office:value-type="float" office:value="0.2461926" calcext:value-type="float">
            <text:p>0.2461926</text:p>
          </table:table-cell>
          <table:table-cell office:value-type="float" office:value="0.0529036" calcext:value-type="float">
            <text:p>0.0529036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25-07-09 13:27:12</text:p>
          </table:table-cell>
          <table:table-cell office:value-type="float" office:value="0.0014561" calcext:value-type="float">
            <text:p>0.0014561</text:p>
          </table:table-cell>
          <table:table-cell office:value-type="float" office:value="0.6946662" calcext:value-type="float">
            <text:p>0.6946662</text:p>
          </table:table-cell>
          <table:table-cell office:value-type="float" office:value="0.6961223" calcext:value-type="float">
            <text:p>0.6961223</text:p>
          </table:table-cell>
          <table:table-cell office:value-type="float" office:value="0.2493642" calcext:value-type="float">
            <text:p>0.2493642</text:p>
          </table:table-cell>
          <table:table-cell office:value-type="float" office:value="0.0363833" calcext:value-type="float">
            <text:p>0.0363833</text:p>
          </table:table-cell>
          <table:table-cell office:value-type="float" office:value="9" calcext:value-type="float">
            <text:p>9</text:p>
          </table:table-cell>
          <table:table-cell office:value-type="float" office:value="0.984942972660065" calcext:value-type="float">
            <text:p>0.984942972660065</text:p>
          </table:table-cell>
          <table:table-cell office:value-type="float" office:value="0.0874447971582413" calcext:value-type="float">
            <text:p>0.0874447971582413</text:p>
          </table:table-cell>
          <table:table-cell office:value-type="float" office:value="0.897498175501823" calcext:value-type="float">
            <text:p>0.897498175501823</text:p>
          </table:table-cell>
          <table:table-cell office:value-type="float" office:value="0.340874817967415" calcext:value-type="float">
            <text:p>0.340874817967415</text:p>
          </table:table-cell>
          <table:table-cell office:value-type="float" office:value="0.267679200575005" calcext:value-type="float">
            <text:p>0.267679200575005</text:p>
          </table:table-cell>
          <table:table-cell office:value-type="float" office:value="0.535773235559464" calcext:value-type="float">
            <text:p>0.535773235559464</text:p>
          </table:table-cell>
          <table:table-cell office:value-type="float" office:value="0.145976400375366" calcext:value-type="float">
            <text:p>0.145976400375366</text:p>
          </table:table-cell>
          <table:table-cell office:value-type="float" office:value="0.389796835184097" calcext:value-type="float">
            <text:p>0.389796835184097</text:p>
          </table:table-cell>
          <table:table-cell office:value-type="float" office:value="0.3891638" calcext:value-type="float">
            <text:p>0.3891638</text:p>
          </table:table-cell>
          <table:table-cell office:value-type="float" office:value="0.4261376" calcext:value-type="float">
            <text:p>0.4261376</text:p>
          </table:table-cell>
          <table:table-cell office:value-type="float" office:value="0.45879" calcext:value-type="float">
            <text:p>0.45879</text:p>
          </table:table-cell>
          <table:table-cell office:value-type="float" office:value="0.984943" calcext:value-type="float">
            <text:p>0.984943</text:p>
          </table:table-cell>
          <table:table-cell office:value-type="float" office:value="0.4198318" calcext:value-type="float">
            <text:p>0.4198318</text:p>
          </table:table-cell>
          <table:table-cell office:value-type="float" office:value="0.0137924" calcext:value-type="float">
            <text:p>0.0137924</text:p>
          </table:table-cell>
          <table:table-cell office:value-type="float" office:value="0.0874448" calcext:value-type="float">
            <text:p>0.0874448</text:p>
          </table:table-cell>
          <table:table-cell office:value-type="float" office:value="0.1034676" calcext:value-type="float">
            <text:p>0.1034676</text:p>
          </table:table-cell>
          <table:table-cell office:value-type="float" office:value="0.1501748" calcext:value-type="float">
            <text:p>0.1501748</text:p>
          </table:table-cell>
          <table:table-cell office:value-type="float" office:value="0.17958" calcext:value-type="float">
            <text:p>0.17958</text:p>
          </table:table-cell>
          <table:table-cell office:value-type="float" office:value="0.2092148" calcext:value-type="float">
            <text:p>0.2092148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" calcext:value-type="float">
            <text:p>0.250135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7041" calcext:value-type="float">
            <text:p>0.697041</text:p>
          </table:table-cell>
          <table:table-cell office:value-type="float" office:value="0.2501351" calcext:value-type="float">
            <text:p>0.2501351</text:p>
          </table:table-cell>
          <table:table-cell office:value-type="float" office:value="0.0529024" calcext:value-type="float">
            <text:p>0.052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19024" calcext:value-type="float">
            <text:p>0.0219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281024" calcext:value-type="float">
            <text:p>0.0281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343024" calcext:value-type="float">
            <text:p>0.0343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05024" calcext:value-type="float">
            <text:p>0.0405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467024" calcext:value-type="float">
            <text:p>0.0467024</text:p>
          </table:table-cell>
          <table:table-cell office:value-type="float" office:value="0.6922915" calcext:value-type="float">
            <text:p>0.6922915</text:p>
          </table:table-cell>
          <table:table-cell office:value-type="float" office:value="0.2461498" calcext:value-type="float">
            <text:p>0.2461498</text:p>
          </table:table-cell>
          <table:table-cell office:value-type="float" office:value="0.0529024" calcext:value-type="float">
            <text:p>0.0529024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2025-07-09 13:27:32</text:p>
          </table:table-cell>
          <table:table-cell office:value-type="float" office:value="-0.0009644" calcext:value-type="float">
            <text:p>-0.0009644</text:p>
          </table:table-cell>
          <table:table-cell office:value-type="float" office:value="0.6914007" calcext:value-type="float">
            <text:p>0.6914007</text:p>
          </table:table-cell>
          <table:table-cell office:value-type="float" office:value="0.6904363" calcext:value-type="float">
            <text:p>0.6904363</text:p>
          </table:table-cell>
          <table:table-cell office:value-type="float" office:value="0.2474344" calcext:value-type="float">
            <text:p>0.2474344</text:p>
          </table:table-cell>
          <table:table-cell office:value-type="float" office:value="0.0381156" calcext:value-type="float">
            <text:p>0.0381156</text:p>
          </table:table-cell>
          <table:table-cell office:value-type="float" office:value="10" calcext:value-type="float">
            <text:p>10</text:p>
          </table:table-cell>
          <table:table-cell office:value-type="float" office:value="1.16849994659424" calcext:value-type="float">
            <text:p>1.16849994659424</text:p>
          </table:table-cell>
          <table:table-cell office:value-type="float" office:value="0.17022380232811" calcext:value-type="float">
            <text:p>0.17022380232811</text:p>
          </table:table-cell>
          <table:table-cell office:value-type="float" office:value="0.998276144266129" calcext:value-type="float">
            <text:p>0.998276144266129</text:p>
          </table:table-cell>
          <table:table-cell office:value-type="float" office:value="0.515985815227032" calcext:value-type="float">
            <text:p>0.515985815227032</text:p>
          </table:table-cell>
          <table:table-cell office:value-type="float" office:value="0.333092580027432" calcext:value-type="float">
            <text:p>0.333092580027432</text:p>
          </table:table-cell>
          <table:table-cell office:value-type="float" office:value="0.352995243668556" calcext:value-type="float">
            <text:p>0.352995243668556</text:p>
          </table:table-cell>
          <table:table-cell office:value-type="float" office:value="0.678976386785507" calcext:value-type="float">
            <text:p>0.678976386785507</text:p>
          </table:table-cell>
          <table:table-cell office:value-type="float" office:value="0.325981143116951" calcext:value-type="float">
            <text:p>0.325981143116951</text:p>
          </table:table-cell>
          <table:table-cell office:value-type="float" office:value="0.1702238" calcext:value-type="float">
            <text:p>0.1702238</text:p>
          </table:table-cell>
          <table:table-cell office:value-type="float" office:value="0.2231876" calcext:value-type="float">
            <text:p>0.2231876</text:p>
          </table:table-cell>
          <table:table-cell office:value-type="float" office:value="0.24764" calcext:value-type="float">
            <text:p>0.24764</text:p>
          </table:table-cell>
          <table:table-cell office:value-type="float" office:value="0.627013" calcext:value-type="float">
            <text:p>0.627013</text:p>
          </table:table-cell>
          <table:table-cell office:value-type="float" office:value="0.4969118" calcext:value-type="float">
            <text:p>0.4969118</text:p>
          </table:table-cell>
          <table:table-cell office:value-type="float" office:value="0.0129724" calcext:value-type="float">
            <text:p>0.0129724</text:p>
          </table:table-cell>
          <table:table-cell office:value-type="float" office:value="0.3240148" calcext:value-type="float">
            <text:p>0.3240148</text:p>
          </table:table-cell>
          <table:table-cell office:value-type="float" office:value="0.3982576" calcext:value-type="float">
            <text:p>0.3982576</text:p>
          </table:table-cell>
          <table:table-cell office:value-type="float" office:value="0.5064648" calcext:value-type="float">
            <text:p>0.5064648</text:p>
          </table:table-cell>
          <table:table-cell office:value-type="float" office:value="1.1684999" calcext:value-type="float">
            <text:p>1.1684999</text:p>
          </table:table-cell>
          <table:table-cell office:value-type="float" office:value="0.9976448" calcext:value-type="float">
            <text:p>0.9976448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59" calcext:value-type="float">
            <text:p>0.2467259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944536" calcext:value-type="float">
            <text:p>0.6944536</text:p>
          </table:table-cell>
          <table:table-cell office:value-type="float" office:value="0.2467261" calcext:value-type="float">
            <text:p>0.2467261</text:p>
          </table:table-cell>
          <table:table-cell office:value-type="float" office:value="0.0529009" calcext:value-type="float">
            <text:p>0.052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19009" calcext:value-type="float">
            <text:p>0.0219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281009" calcext:value-type="float">
            <text:p>0.0281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6" calcext:value-type="float">
            <text:p>0.2478026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05009" calcext:value-type="float">
            <text:p>0.0405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467009" calcext:value-type="float">
            <text:p>0.0467009</text:p>
          </table:table-cell>
          <table:table-cell office:value-type="float" office:value="0.6883478" calcext:value-type="float">
            <text:p>0.6883478</text:p>
          </table:table-cell>
          <table:table-cell office:value-type="float" office:value="0.2478027" calcext:value-type="float">
            <text:p>0.2478027</text:p>
          </table:table-cell>
          <table:table-cell office:value-type="float" office:value="0.0529009" calcext:value-type="float">
            <text:p>0.0529009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2025-07-09 13:27:45</text:p>
          </table:table-cell>
          <table:table-cell office:value-type="float" office:value="-0.0009738" calcext:value-type="float">
            <text:p>-0.0009738</text:p>
          </table:table-cell>
          <table:table-cell office:value-type="float" office:value="0.6907343" calcext:value-type="float">
            <text:p>0.6907343</text:p>
          </table:table-cell>
          <table:table-cell office:value-type="float" office:value="0.6897604" calcext:value-type="float">
            <text:p>0.6897604</text:p>
          </table:table-cell>
          <table:table-cell office:value-type="float" office:value="0.2478098" calcext:value-type="float">
            <text:p>0.2478098</text:p>
          </table:table-cell>
          <table:table-cell office:value-type="float" office:value="0.0376883" calcext:value-type="float">
            <text:p>0.0376883</text:p>
          </table:table-cell>
          <table:table-cell office:value-type="float" office:value="10" calcext:value-type="float">
            <text:p>10</text:p>
          </table:table-cell>
          <table:table-cell office:value-type="float" office:value="1.17875003814697" calcext:value-type="float">
            <text:p>1.17875003814697</text:p>
          </table:table-cell>
          <table:table-cell office:value-type="float" office:value="0.153003796935081" calcext:value-type="float">
            <text:p>0.153003796935081</text:p>
          </table:table-cell>
          <table:table-cell office:value-type="float" office:value="1.02574624121189" calcext:value-type="float">
            <text:p>1.02574624121189</text:p>
          </table:table-cell>
          <table:table-cell office:value-type="float" office:value="0.500938822329044" calcext:value-type="float">
            <text:p>0.500938822329044</text:p>
          </table:table-cell>
          <table:table-cell office:value-type="float" office:value="0.314201728462919" calcext:value-type="float">
            <text:p>0.314201728462919</text:p>
          </table:table-cell>
          <table:table-cell office:value-type="float" office:value="0.333479234576225" calcext:value-type="float">
            <text:p>0.333479234576225</text:p>
          </table:table-cell>
          <table:table-cell office:value-type="float" office:value="0.668398410081863" calcext:value-type="float">
            <text:p>0.668398410081863</text:p>
          </table:table-cell>
          <table:table-cell office:value-type="float" office:value="0.334919175505638" calcext:value-type="float">
            <text:p>0.334919175505638</text:p>
          </table:table-cell>
          <table:table-cell office:value-type="float" office:value="0.1530038" calcext:value-type="float">
            <text:p>0.1530038</text:p>
          </table:table-cell>
          <table:table-cell office:value-type="float" office:value="0.2076076" calcext:value-type="float">
            <text:p>0.2076076</text:p>
          </table:table-cell>
          <table:table-cell office:value-type="float" office:value="0.23165" calcext:value-type="float">
            <text:p>0.23165</text:p>
          </table:table-cell>
          <table:table-cell office:value-type="float" office:value="0.603233" calcext:value-type="float">
            <text:p>0.603233</text:p>
          </table:table-cell>
          <table:table-cell office:value-type="float" office:value="0.4719018" calcext:value-type="float">
            <text:p>0.4719018</text:p>
          </table:table-cell>
          <table:table-cell office:value-type="float" office:value="0.0133824" calcext:value-type="float">
            <text:p>0.0133824</text:p>
          </table:table-cell>
          <table:table-cell office:value-type="float" office:value="0.3383648" calcext:value-type="float">
            <text:p>0.3383648</text:p>
          </table:table-cell>
          <table:table-cell office:value-type="float" office:value="0.4421276" calcext:value-type="float">
            <text:p>0.4421276</text:p>
          </table:table-cell>
          <table:table-cell office:value-type="float" office:value="0.5577148" calcext:value-type="float">
            <text:p>0.5577148</text:p>
          </table:table-cell>
          <table:table-cell office:value-type="float" office:value="1.17875" calcext:value-type="float">
            <text:p>1.17875</text:p>
          </table:table-cell>
          <table:table-cell office:value-type="float" office:value="0.8250348" calcext:value-type="float">
            <text:p>0.8250348</text:p>
          </table:table-cell>
          <table:table-cell office:value-type="float" office:value="-0.00656" calcext:value-type="float">
            <text:p>-0.00656</text:p>
          </table:table-cell>
          <table:table-cell office:value-type="float" office:value="0.6936474" calcext:value-type="float">
            <text:p>0.6936474</text:p>
          </table:table-cell>
          <table:table-cell office:value-type="float" office:value="0.2463952" calcext:value-type="float">
            <text:p>0.2463952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1" calcext:value-type="float">
            <text:p>0.2463951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936473" calcext:value-type="float">
            <text:p>0.6936473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936472" calcext:value-type="float">
            <text:p>0.6936472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0528929" calcext:value-type="float">
            <text:p>0.0528929</text:p>
          </table:table-cell>
          <table:table-cell office:value-type="float" office:value="0.6878213" calcext:value-type="float">
            <text:p>0.6878213</text:p>
          </table:table-cell>
          <table:table-cell office:value-type="float" office:value="0.2485157" calcext:value-type="float">
            <text:p>0.2485157</text:p>
          </table:table-cell>
          <table:table-cell office:value-type="float" office:value="0.0218929" calcext:value-type="float">
            <text:p>0.0218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280929" calcext:value-type="float">
            <text:p>0.0280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342929" calcext:value-type="float">
            <text:p>0.0342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6" calcext:value-type="float">
            <text:p>0.2485156</text:p>
          </table:table-cell>
          <table:table-cell office:value-type="float" office:value="0.0404929" calcext:value-type="float">
            <text:p>0.0404929</text:p>
          </table:table-cell>
          <table:table-cell office:value-type="float" office:value="0.6878212" calcext:value-type="float">
            <text:p>0.6878212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466929" calcext:value-type="float">
            <text:p>0.0466929</text:p>
          </table:table-cell>
          <table:table-cell office:value-type="float" office:value="0.6878211" calcext:value-type="float">
            <text:p>0.6878211</text:p>
          </table:table-cell>
          <table:table-cell office:value-type="float" office:value="0.2485155" calcext:value-type="float">
            <text:p>0.2485155</text:p>
          </table:table-cell>
          <table:table-cell office:value-type="float" office:value="0.0528929" calcext:value-type="float">
            <text:p>0.0528929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2025-07-09 13:27:58</text:p>
          </table:table-cell>
          <table:table-cell office:value-type="float" office:value="-0.000922" calcext:value-type="float">
            <text:p>-0.000922</text:p>
          </table:table-cell>
          <table:table-cell office:value-type="float" office:value="0.6901011" calcext:value-type="float">
            <text:p>0.6901011</text:p>
          </table:table-cell>
          <table:table-cell office:value-type="float" office:value="0.6891791" calcext:value-type="float">
            <text:p>0.6891791</text:p>
          </table:table-cell>
          <table:table-cell office:value-type="float" office:value="0.2482791" calcext:value-type="float">
            <text:p>0.2482791</text:p>
          </table:table-cell>
          <table:table-cell office:value-type="float" office:value="0.0368469" calcext:value-type="float">
            <text:p>0.0368469</text:p>
          </table:table-cell>
          <table:table-cell office:value-type="float" office:value="10" calcext:value-type="float">
            <text:p>10</text:p>
          </table:table-cell>
          <table:table-cell office:value-type="float" office:value="1.28371000289917" calcext:value-type="float">
            <text:p>1.28371000289917</text:p>
          </table:table-cell>
          <table:table-cell office:value-type="float" office:value="0.196463793516159" calcext:value-type="float">
            <text:p>0.196463793516159</text:p>
          </table:table-cell>
          <table:table-cell office:value-type="float" office:value="1.08724620938301" calcext:value-type="float">
            <text:p>1.08724620938301</text:p>
          </table:table-cell>
          <table:table-cell office:value-type="float" office:value="0.486916819214821" calcext:value-type="float">
            <text:p>0.486916819214821</text:p>
          </table:table-cell>
          <table:table-cell office:value-type="float" office:value="0.316522288242026" calcext:value-type="float">
            <text:p>0.316522288242026</text:p>
          </table:table-cell>
          <table:table-cell office:value-type="float" office:value="0.319703239202499" calcext:value-type="float">
            <text:p>0.319703239202499</text:p>
          </table:table-cell>
          <table:table-cell office:value-type="float" office:value="0.654130399227142" calcext:value-type="float">
            <text:p>0.654130399227142</text:p>
          </table:table-cell>
          <table:table-cell office:value-type="float" office:value="0.334427160024643" calcext:value-type="float">
            <text:p>0.334427160024643</text:p>
          </table:table-cell>
          <table:table-cell office:value-type="float" office:value="0.1964638" calcext:value-type="float">
            <text:p>0.1964638</text:p>
          </table:table-cell>
          <table:table-cell office:value-type="float" office:value="0.2108876" calcext:value-type="float">
            <text:p>0.2108876</text:p>
          </table:table-cell>
          <table:table-cell office:value-type="float" office:value="0.20377" calcext:value-type="float">
            <text:p>0.20377</text:p>
          </table:table-cell>
          <table:table-cell office:value-type="float" office:value="0.522053" calcext:value-type="float">
            <text:p>0.522053</text:p>
          </table:table-cell>
          <table:table-cell office:value-type="float" office:value="0.4653418" calcext:value-type="float">
            <text:p>0.4653418</text:p>
          </table:table-cell>
          <table:table-cell office:value-type="float" office:value="0.0154324" calcext:value-type="float">
            <text:p>0.0154324</text:p>
          </table:table-cell>
          <table:table-cell office:value-type="float" office:value="0.3818248" calcext:value-type="float">
            <text:p>0.3818248</text:p>
          </table:table-cell>
          <table:table-cell office:value-type="float" office:value="0.4712376" calcext:value-type="float">
            <text:p>0.4712376</text:p>
          </table:table-cell>
          <table:table-cell office:value-type="float" office:value="0.5786248" calcext:value-type="float">
            <text:p>0.5786248</text:p>
          </table:table-cell>
          <table:table-cell office:value-type="float" office:value="1.28371" calcext:value-type="float">
            <text:p>1.28371</text:p>
          </table:table-cell>
          <table:table-cell office:value-type="float" office:value="0.5552548" calcext:value-type="float">
            <text:p>0.5552548</text:p>
          </table:table-cell>
          <table:table-cell office:value-type="float" office:value="-0.00533" calcext:value-type="float">
            <text:p>-0.00533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927857" calcext:value-type="float">
            <text:p>0.6927857</text:p>
          </table:table-cell>
          <table:table-cell office:value-type="float" office:value="0.2461968" calcext:value-type="float">
            <text:p>0.2461968</text:p>
          </table:table-cell>
          <table:table-cell office:value-type="float" office:value="0.0528898" calcext:value-type="float">
            <text:p>0.052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18898" calcext:value-type="float">
            <text:p>0.0218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280898" calcext:value-type="float">
            <text:p>0.0280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342898" calcext:value-type="float">
            <text:p>0.0342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04898" calcext:value-type="float">
            <text:p>0.0404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466898" calcext:value-type="float">
            <text:p>0.0466898</text:p>
          </table:table-cell>
          <table:table-cell office:value-type="float" office:value="0.6874164" calcext:value-type="float">
            <text:p>0.6874164</text:p>
          </table:table-cell>
          <table:table-cell office:value-type="float" office:value="0.2492968" calcext:value-type="float">
            <text:p>0.2492968</text:p>
          </table:table-cell>
          <table:table-cell office:value-type="float" office:value="0.0528898" calcext:value-type="float">
            <text:p>0.052889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2025-07-09 13:28:11</text:p>
          </table:table-cell>
          <table:table-cell office:value-type="float" office:value="-0.0008101" calcext:value-type="float">
            <text:p>-0.0008101</text:p>
          </table:table-cell>
          <table:table-cell office:value-type="float" office:value="0.6895241" calcext:value-type="float">
            <text:p>0.6895241</text:p>
          </table:table-cell>
          <table:table-cell office:value-type="float" office:value="0.688714" calcext:value-type="float">
            <text:p>0.688714</text:p>
          </table:table-cell>
          <table:table-cell office:value-type="float" office:value="0.248826" calcext:value-type="float">
            <text:p>0.248826</text:p>
          </table:table-cell>
          <table:table-cell office:value-type="float" office:value="0.0361857" calcext:value-type="float">
            <text:p>0.0361857</text:p>
          </table:table-cell>
          <table:table-cell office:value-type="float" office:value="10" calcext:value-type="float">
            <text:p>10</text:p>
          </table:table-cell>
          <table:table-cell office:value-type="float" office:value="1.24147999286652" calcext:value-type="float">
            <text:p>1.24147999286652</text:p>
          </table:table-cell>
          <table:table-cell office:value-type="float" office:value="0.213200002908707" calcext:value-type="float">
            <text:p>0.213200002908707</text:p>
          </table:table-cell>
          <table:table-cell office:value-type="float" office:value="1.02827998995781" calcext:value-type="float">
            <text:p>1.02827998995781</text:p>
          </table:table-cell>
          <table:table-cell office:value-type="float" office:value="0.471910816431046" calcext:value-type="float">
            <text:p>0.471910816431046</text:p>
          </table:table-cell>
          <table:table-cell office:value-type="float" office:value="0.29880840189339" calcext:value-type="float">
            <text:p>0.29880840189339</text:p>
          </table:table-cell>
          <table:table-cell office:value-type="float" office:value="0.310929238796234" calcext:value-type="float">
            <text:p>0.310929238796234</text:p>
          </table:table-cell>
          <table:table-cell office:value-type="float" office:value="0.632892394065857" calcext:value-type="float">
            <text:p>0.632892394065857</text:p>
          </table:table-cell>
          <table:table-cell office:value-type="float" office:value="0.321963155269623" calcext:value-type="float">
            <text:p>0.321963155269623</text:p>
          </table:table-cell>
          <table:table-cell office:value-type="float" office:value="0.2214738" calcext:value-type="float">
            <text:p>0.2214738</text:p>
          </table:table-cell>
          <table:table-cell office:value-type="float" office:value="0.2342576" calcext:value-type="float">
            <text:p>0.2342576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497043" calcext:value-type="float">
            <text:p>0.497043</text:p>
          </table:table-cell>
          <table:table-cell office:value-type="float" office:value="0.3886718" calcext:value-type="float">
            <text:p>0.3886718</text:p>
          </table:table-cell>
          <table:table-cell office:value-type="float" office:value="0.0174824" calcext:value-type="float">
            <text:p>0.0174824</text:p>
          </table:table-cell>
          <table:table-cell office:value-type="float" office:value="0.3961748" calcext:value-type="float">
            <text:p>0.3961748</text:p>
          </table:table-cell>
          <table:table-cell office:value-type="float" office:value="0.5040376" calcext:value-type="float">
            <text:p>0.5040376</text:p>
          </table:table-cell>
          <table:table-cell office:value-type="float" office:value="0.5737048" calcext:value-type="float">
            <text:p>0.5737048</text:p>
          </table:table-cell>
          <table:table-cell office:value-type="float" office:value="1.24148" calcext:value-type="float">
            <text:p>1.24148</text:p>
          </table:table-cell>
          <table:table-cell office:value-type="float" office:value="0.4490648" calcext:value-type="float">
            <text:p>0.4490648</text:p>
          </table:table-cell>
          <table:table-cell office:value-type="float" office:value="-0.00615" calcext:value-type="float">
            <text:p>-0.00615</text:p>
          </table:table-cell>
          <table:table-cell office:value-type="float" office:value="0.6918988" calcext:value-type="float">
            <text:p>0.6918988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5" calcext:value-type="float">
            <text:p>0.2461535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918989" calcext:value-type="float">
            <text:p>0.6918989</text:p>
          </table:table-cell>
          <table:table-cell office:value-type="float" office:value="0.2461536" calcext:value-type="float">
            <text:p>0.2461536</text:p>
          </table:table-cell>
          <table:table-cell office:value-type="float" office:value="0.0528933" calcext:value-type="float">
            <text:p>0.052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18933" calcext:value-type="float">
            <text:p>0.0218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280933" calcext:value-type="float">
            <text:p>0.0280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8" calcext:value-type="float">
            <text:p>0.2501388</text:p>
          </table:table-cell>
          <table:table-cell office:value-type="float" office:value="0.0342933" calcext:value-type="float">
            <text:p>0.0342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04933" calcext:value-type="float">
            <text:p>0.0404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466933" calcext:value-type="float">
            <text:p>0.0466933</text:p>
          </table:table-cell>
          <table:table-cell office:value-type="float" office:value="0.6871494" calcext:value-type="float">
            <text:p>0.6871494</text:p>
          </table:table-cell>
          <table:table-cell office:value-type="float" office:value="0.2501389" calcext:value-type="float">
            <text:p>0.2501389</text:p>
          </table:table-cell>
          <table:table-cell office:value-type="float" office:value="0.0528933" calcext:value-type="float">
            <text:p>0.0528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09T13:29:37.589781081</dc:date>
    <meta:editing-duration>PT1M11S</meta:editing-duration>
    <meta:editing-cycles>1</meta:editing-cycles>
    <meta:document-statistic meta:table-count="1" meta:cell-count="2800" meta:object-count="0"/>
  </office:meta>
</office:document-meta>
</file>